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 style:writing-mode="rl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‌تعالی</text:p>
      <text:p text:style-name="P1"/>
      <text:p text:style-name="P1">قرارداد همکاری ایجاد مرکز پردازش کلان داده و هوش مصنوعی دانشگاه آزاد اسلامی واحد اصفهان (خوراسگان) با</text:p>
      <text:p text:style-name="P1"/>
      <text:p text:style-name="P1">پشتیبانی شرکت فنی مهندسی ره‌پویان اصفهان</text:p>
      <text:p text:style-name="P1"/>
      <text:p text:style-name="P1">با استناد به رهنمودهای مقام معظم رهبری در خصوص لزوم دستیابی به فناوری‌های زیرساختی هوش مصنوعی و</text:p>
      <text:p text:style-name="P1">پیشگیری از وابستگی به نهادهای خارجی؛ با توجه به‌ضرورت توسعه فناوری‌های نوین؛ به‌ویژه در حوزه پردازش کلان</text:p>
      <text:p text:style-name="P1">داده و هموش مصنوعی به‌عنوان یکی از عوامل تعیینکننده در پیشرفت علمی, پژوهشی و صنعتی کشور, و استناد به</text:p>
      <text:p text:style-name="P1">تفاهم‌نامه همکاری منعقده در تاریخ ۱۴۰۳/۱۱/۱۸ میان دانشگاه آزاد اسلامی واحد اصفهان (خوراسگان) با شناسه ملی</text:p>
      <text:p text:style-name="P1">۸ و و کد اقتصادی ۴۱۱۱۴۱۳۷۵۶۷۳ با نمایندگی جناب آقای دکتر پیام نجفی به‌عنوان "دانشگاه" و</text:p>
      <text:p text:style-name="P1">شرکت فنی و مهندسی ره‌پویان اصفهان با شناسه ملی ۱۰۲۶۰۴۲۰۶۳۲ و کد اقتصادی ۴۱۱۱۷۶۸۹۳۴۱۶ با نمایندگی</text:p>
      <text:p text:style-name="P1">جناب آقای مهندس رضا صفری به‌عنوان "شرکت"؛ طرفین با عنایت به منافع مشترک و ضرورت تحقق اهداف</text:p>
      <text:p text:style-name="P1">بلندمدت. بر آن شدند تا در قالب این قرارداد جامع. چارچوب همکاری. تعهدات. حقوق و مسئولیت‌های حقوقی هر دو</text:p>
      <text:p text:style-name="P1">طرف را به‌تفصیل و با استناد به مبانی قانونی جمهوری اسلامی ایران برای یک دوره ۵ ساله (از تاریخ امضا قرارداد)</text:p>
      <text:p text:style-name="P1"/>
      <text:p text:style-name="P1">در راستای اجرای پروژه‌های پیشرفته. ایجاد و بهره‌برداری از مراکز پردازش کلان داده و هوش مصنوعی, دانشگاه</text:p>
      <text:p text:style-name="P1">متعهد میشود امکانات فیزیکی و اداری ش امل تأمین فضای مناسب. برق پایدار اینترنت پرسرعت. سیستم‌های</text:p>
      <text:p text:style-name="P1">سرمایشی و امنیتی. نیروی انسانی و همچنین تسهیل فرایندهای اخذ مجوز های لازم جهت شروع فعالیت و در ابتدای</text:p>
      <text:p text:style-name="P1">کاررا در اختیار شرکت قرار دهد. از سوی دیگر شرکت موف است تجهیزات پیشرفته. خدمات فنی. پشتیبانی.</text:p>
      <text:p text:style-name="P1">به‌روزرسانی در مدت قرارداد» آموزش‌های تخصصی و پرورش نیروی انسانی متخصص را به‌گونه‌ای ارائه نماید که علاوه</text:p>
      <text:p text:style-name="P1">بر تحقق اهداف پژوهشی, مرتفع سازی جایگاه علمی دانشگاه, امکان تجاری‌سازی و بهره‌برداری پایدار از نتایج حاصل</text:p>
      <text:p text:style-name="P1">از این همکاری فراهم گردد.</text:p>
      <text:p text:style-name="P1"/>
      <text:p text:style-name="P1">این قرارداد. به‌عنوان سند حقوقی الزام‌آور بااستناد به قوانین و مقررات جاری جمهوری اسلامی ایران و با تکیه بر</text:p>
      <text:p text:style-name="P1">اصول حسن نیت. شفافیت و همکاری متقابل تنظیم شده است. هرگونه تغییر یا اصلاح در مفاد این قرارداد تنها با</text:p>
      <text:p text:style-name="P1">توافق کتبی هر دو طرف و با رعاییت رویه‌های قانونی صورت پذیرد. در صورت عدم پایبندی به مفاد مندرج» طرف</text:p>
      <text:p text:style-name="P1">متضرر حق مراجعه به مراجع قانونی و اتخاذ اقدامات حقوقی لازم را خواهد داشت.</text:p>
      <text:p text:style-name="P1"/>
      <text:p text:style-name="P1">با امضای این قرارداد. طرفین اعلام می‌دارند که کلیه مفاد آن را به‌دقت مطالعه نموده و نسبت به تعهدات حقوقی و</text:p>
      <text:p text:style-name="P1"/>
      <text:p text:style-name="P1">اجرایی ناشی از آن آگاه و متعهد هستند.</text:p>
      <text:p text:style-name="P1"/>
      <text:p text:style-name="P1">عناوین بخش‌های قرارداد</text:p>
      <text:p text:style-name="P1">۱ _ تعاریف و مفاهیم</text:p>
      <text:p text:style-name="P1">_ تعریف اصطلاحات کلیدی مورد استفاده در قرارداد جهت جلوگیری از ابهام‌های بعدی.</text:p>
      <text:p text:style-name="P1">۲ اهداف و مبانی همکاری</text:p>
      <text:p text:style-name="P1">‎ *‏ شرح اهداف استراتژیک. پژوهشی و تجاری همکاری و مبانی قانونی و اخلاقی آن.</text:p>
      <text:p text:style-name="P1">۳ _ تعهدات و مسئولیت‌های دانشگاه</text:p>
      <text:p text:style-name="P1">۶ ارائه و تأمین زیرساخت‌های فیزیکی (فضا برق, اینترنت. سرمایش, امنیت)</text:p>
      <text:p text:style-name="P1">* _ تسهیل اخذ مجوزهای قید شده در این قرارداد و همکاری در امور اداری و حقوقی</text:p>
      <text:p text:style-name="P1">* _ حمایت‌های علمی. پژوهشی و تبلیفاتی به‌منظور ارتقای جایگاه دانشگاه</text:p>
      <text:p text:style-name="P1">* _ تلاش جهت اجرای دقیق و مستمر پروژه‌های مشترک</text:p>
      <text:p text:style-name="P1">* _ زیرساختی که بر عهده دانشگاه است همان تعهدات دانشگاه مندرج در این قرارداد می باشد.</text:p>
      <text:p text:style-name="P1">۴ تعهدات و مسئولیت‌های شرکت</text:p>
      <text:p text:style-name="P1"><text:soft-page-break/>۶ _تأمین. تهیه نصب و راهاندازی تجهیزات پیشرفته فنی و سخت افزاری و نرم افزاری و امکانات مربوطه و لازم</text:p>
      <text:p text:style-name="P1">جهت ایجاد مرکز پردازش کلان داده و هوش مصنوعی</text:p>
      <text:p text:style-name="P1">ارائه خدمات پشتیبانی. آموزش و مشاوره تخصصی به دانشگاه و اشخاص معرفی شده از سوی دانشگاه</text:p>
      <text:p text:style-name="P1">* _ توسعه و بهبود امکانات و سخت افزاری و نرم افزاری مرکز پردازش کلان داده و هوش مصنوعی</text:p>
      <text:p text:style-name="P1">گزارش‌دهی منظم و شفاف به کمیته راهبری بصورت ماهانه و کتبی</text:p>
      <text:p text:style-name="P1">۰ عدم استفاده از امکانات موضوع قرارداد حاضر در راستای تولید رمز ارزهاء ماینرها و يا خارج از موضوع قرارداد</text:p>
      <text:p text:style-name="P1"/>
      <text:p text:style-name="P1">تا</text:p>
      <text:p text:style-name="P1">نظارت مستمر بر مرکز پردازش کلان داده موضوع قرارداد از هر حیث از جمله متقاضیان کار با مرکز مذکور و</text:p>
      <text:p text:style-name="P1">ورودی کلان داده ها و خروجی آن به نحوی که تمام مقررات جاری کشور رعایت گردد</text:p>
      <text:p text:style-name="P1">۵ مدل اجرایی همکاری و مراحل پیاده‌سازی</text:p>
      <text:p text:style-name="P1">‎ *‏ تقسیم‌بندی فازهای اجرایی پروژه (پایلوت؛ توسعه ظرفیت بهره‌برداری کامل و تجاری‌سازی)</text:p>
      <text:p text:style-name="P1">* _ تعیین جداول زمانی و شاخص‌های عملکرد</text:p>
      <text:p text:style-name="P1">۶ مدل مالی و تقسیم منافع</text:p>
      <text:p text:style-name="P1">* _ نحوه تأمین هزینه‌هاء تقسیم درآمدها و مدیریت منابع مالی</text:p>
      <text:p text:style-name="P1">شفاف‌سازی شرایط مالکیت تجهیزات و زیرساخت‌ها</text:p>
      <text:p text:style-name="P1">۷ ضوابط حقوقی و اجرایی قرارداد</text:p>
      <text:p text:style-name="P1">* _ مبنای حقوقی قرارداد و چارچوب قانونی</text:p>
      <text:p text:style-name="P1">* _ شرایط تغییر اصلاح و خاتمه قرارداد</text:p>
      <text:p text:style-name="P1">محرمانگی و حقوق مالکیت فکری</text:p>
      <text:p text:style-name="P1"/>
      <text:p text:style-name="P1">* _ تعهد به حفظ محرمانگی اطلاعات</text:p>
      <text:p text:style-name="P1"/>
      <text:p text:style-name="P1">‎ *‏ نحوه تعیین مالکیت معنوی دستاوردهای پژوهشی و فنی</text:p>
      <text:p text:style-name="P1">‎٩‏ حل اختلاف و داوری</text:p>
      <text:p text:style-name="P1"/>
      <text:p text:style-name="P1">‎ »‏ فرآیندهای مذاکره داوری و مراجعه به مراجع قانونی در صورت بروز اختلاف</text:p>
      <text:p text:style-name="P1"/>
      <text:p text:style-name="P1">‏۰ شرایط فورس ماژور</text:p>
      <text:p text:style-name="P1"/>
      <text:p text:style-name="P1">‏* _ تعیین شرایط و رویه‌های برخورد در مواقع وقوع حوادث پیش‌بینی‌نشده</text:p>
      <text:p text:style-name="P1">۱ پیوست‌ها و مستندات فنی</text:p>
      <text:p text:style-name="P1"/>
      <text:p text:style-name="P1">‎ *‏ فهرست مستندات فنی, جداول, نمودارها و سایر پیوست‌های مورد نیاز جهت اجرای پروژه</text:p>
      <text:p text:style-name="P1">۲. امضا و تأیید نهایی</text:p>
      <text:p text:style-name="P1"/>
      <text:p text:style-name="P1">‏* _ بخش مربوط به امضا و تأیید نهایی نمایندگان طرفین</text:p>
      <text:p text:style-name="P1"/>
      <text:p text:style-name="P1">بخش ا: تعاریف و مفاهیم</text:p>
      <text:p text:style-name="P1"/>
      <text:p text:style-name="P1">در این بخش, کلیه اصطلاحات و مفاهیم کلیدی به‌منظور رفع ابهام و شفاف‌سازی مفاد قرارداد به‌طور دقیق تعریف</text:p>
      <text:p text:style-name="P1"/>
      <text:p text:style-name="P1">می‌شوند. موارد زیر تعاریف اصلی مورد استفاده در این قرارداد را شامل می‌شود:</text:p>
      <text:p text:style-name="P1"/>
      <text:p text:style-name="P1">۱-۱ مرکز پردازش کلان داده</text:p>
      <text:p text:style-name="P1"/>
      <text:p text:style-name="P1">به مجموعه‌ای از زير ساخت‌های سخت‌افزاری (شامل سرورها و سیستم‌ها پرداز شی. سیستم‌های ذخیره سازی تجهیزات شبکه»</text:p>
      <text:p text:style-name="P1">نرمافزاری (شامل پلتفرم‌های تحلیل کلان داده. ابزارهای هوش مصنوعی) و امکانات فیزیکی (شامل سیستم‌های سرمایشی, توزیع</text:p>
      <text:p text:style-name="P1">برق پایدار و امنیتی) اطلاق می شود که در محل تعیین شده تو سط دانشگاه و از سوی شرکت مستقر گردیده و با هدف پردازش:</text:p>
      <text:p text:style-name="P1">ذخیره‌سازی, تحلیل کلان داده‌های کلان (0262 818) و اجرای پروژه‌های مبتنی بر هوش مصنوعی (۸۵1) و پروژه‌های پژوهشی.</text:p>
      <text:p text:style-name="P1"/>
      <text:p text:style-name="P1">خصوصیی, دولتی و صنعتی که مورد تایید ناظر دانشگاه باشد. طراحی شده است.</text:p>
      <text:p text:style-name="P1"/>
      <text:p text:style-name="P1">۱-۲ پروژه‌های مشترک</text:p>
      <text:p text:style-name="P1"/>
      <text:p text:style-name="P1">به تمامی فعالیت‌ها و ابتکارات پژوهشی, تحقیقاتی, توسعه‌ای و صنعتی اطلاق می‌شود که در چارچوب <text:soft-page-break/>همکاری طرفین, با تخصیص</text:p>
      <text:p text:style-name="P1">منابع. تخصص‌هاء تجهیزات و سرمایه‌گذاری مشسترک اجرا می‌گردد. این پروژه‌ها می‌توانند شامل فازهای آزمایشی (پایلوت).</text:p>
      <text:p text:style-name="P1">پژوهش‌های کاربردی در حوزه‌ی هوش مصنوعی و کلان‌داده. توسعه ظرفیت. بهره‌برداری کامل, توسعه نرم‌افزارها یا الگوریتم‌های</text:p>
      <text:p text:style-name="P1">اختصاصی و حتی تجاری‌سازی دستاوردهای پژوهشی باشند که بالسویه. طرفین در آن سهیم خواهند بود.</text:p>
      <text:p text:style-name="P1"/>
      <text:p text:style-name="P1">۱-۳ داراپی‌های فکری</text:p>
      <text:p text:style-name="P1"/>
      <text:p text:style-name="P1">شامل کلیه حقوق مالکیت فکری و معنوی حاصل از فعالیت‌های پژوهشی و توسعه‌ای مشترک می‌شود. اين دارایی‌ها شامل</text:p>
      <text:p text:style-name="P1">اختراعات ثبت‌شده يا ثبت‌نشده (پتنت‌ها) . ایده‌هاء نرمافزارهاء کدهای منبع. پایگاه‌های کلان داده . طرح‌ها, علائم تجاری. حقوق</text:p>
      <text:p text:style-name="P1">زنشره مقالات علمی, مدل‌های ریا ضی. طرح‌های صنعتی و ذشان‌های تجاری (۲۲۵06۲02۲15) و کلیه دانش‌های فنی و تخص صی</text:p>
      <text:p text:style-name="P1">به‌دست‌آمده در نتیجه فعالیت‌های مشترک است. نحوه مالکیت. استفاده و بهره‌برداری از این دارایی‌ها طبق مفاد قرارداد به‌طور</text:p>
      <text:p text:style-name="P1"/>
      <text:p text:style-name="P1">دقیق تعیین می‌شود (جزئیات در بخش ۸).</text:p>
      <text:p text:style-name="P1"/>
      <text:p text:style-name="P1">۱-۴ تجهیزات فنی و زیرساخت‌های پشتیبانی</text:p>
      <text:p text:style-name="P1"/>
      <text:p text:style-name="P1">شامل تمامی وسایل و سیستم‌های فنی مورد نیاز جهت راهاندازی و بهره‌برداری از مرکز پردازش کلان داده از جمله سرورهاء</text:p>
      <text:p text:style-name="P1">دستگاه‌های شبکه. نرمافزارهای تخصصی. سیستم‌های پایش و کنترل محیط و سایر ملزومات فنی می‌باشد که تهیه و تأمین آنها بر</text:p>
      <text:p text:style-name="P1">عهده شرکت می باشد.</text:p>
      <text:p text:style-name="P1"/>
      <text:p text:style-name="P1">۱-۵ فضای فیزیکی</text:p>
      <text:p text:style-name="P1"/>
      <text:p text:style-name="P1">به محل اخت صاص‌یافته تو سط داذشگاه در ساختمان مرکزی داشگاه آزاد | سلامی واحد اصفهان (خورا سگان) اطلاق می شود که</text:p>
      <text:p text:style-name="P1">حداقل م ساحت آن بین ۲۰۰ الی ۳۰۰ متر مربع بوده و مطابق با | ستانداردهای |۱۱ ۳18-942 (! ستاندارد بین‌المللی دیتا سنترها)</text:p>
      <text:p text:style-name="P1"/>
      <text:p text:style-name="P1">مورد تایید موسسه تایید کننده استاندارد که دارای مجوز رسمی در این خصوص باشد خواهد بود.</text:p>
      <text:p text:style-name="P1"/>
      <text:p text:style-name="P1">۱-۶ خدمات پشتیبانی فنی</text:p>
      <text:p text:style-name="P1">به مجموعه فعالیت‌های فنی, آموز شی و م شاوره‌ای اطلاق می شود که شرکت در جهت تضمین عملکرد بهینه مرکز پردازش کلان</text:p>
      <text:p text:style-name="P1">داده به دانشگاه و يا اشخاص معرفی شده از سوی دانشگاه ارائه می‌دهد. این خدمات از جمله شامل ذصب. راه‌اندازی» به‌روزر سانی؛</text:p>
      <text:p text:style-name="P1"/>
      <text:p text:style-name="P1">نگهداری نرم افزارها و سخت افزارهای پیشرفته و آموزش‌های تخصصی جهت بهره‌برداری صحبح از تجهیزات است.</text:p>
      <text:p text:style-name="P1">۱-۷ خدمات پردازشی</text:p>
      <text:p text:style-name="P1"/>
      <text:p text:style-name="P1">به مجموعه فعالیت‌هایی اطلاق می شود که تو سط مرکز پردازش کلان داده به کاربران نهایی (اعم از داذشجویان, اساتید. صنایع. يا</text:p>
      <text:p text:style-name="P1"/>
      <text:p text:style-name="P1">نهادهای دولتی) ارائه می‌گردد. از جمله اجرای مدل‌های هوش مصنوعی و مشاوره‌ی فنی در حوزه‌ی تحلیل کلان داده.</text:p>
      <text:p text:style-name="P1"/>
      <text:p text:style-name="P1">۱-۸ حمایت‌های علمی و پژوهشی</text:p>
      <text:p text:style-name="P1">شامل تلاش جهت معرفی نیروی انسانی متخصص ( ساتید. پژوه شگران و دا شجویان) از سوی داذشگاه جهت مشارکت فعال در</text:p>
      <text:p text:style-name="P1">پروژه‌های مشترک و ارائه مشاوره علمی» تدارک برنامه‌های آموزشی می باشد. بدیهی است حق الزحمه نیروی انسانی مذکور پس از</text:p>
      <text:p text:style-name="P1"/>
      <text:p text:style-name="P1">تایید کمیته راهبردی بر عهده همان طرفی است که این نیرو انسانی متعلق به او می باشد.</text:p>
      <text:p text:style-name="P1"/>
      <text:p text:style-name="P1">‎۱-٩‏ تجاری‌سازی</text:p>
      <text:p text:style-name="P1">به فرایند بهره‌برداری اقتصادی از دستاوردها و نتایج حاصل از پروژه‌های مشترک اطلاق می شود. این فرآیند شامل شناسایی بازاره</text:p>
      <text:p text:style-name="P1"><text:soft-page-break/>تدوین مدل‌های درآمدزایی. فروش محصولات و خدمات مبتنی بر فناوری‌های توسعه‌یافته و بهره‌برداری از دارایی‌های فکری</text:p>
      <text:p text:style-name="P1"/>
      <text:p text:style-name="P1">‏می‌باشد. در این راستا تمام پروژه های مرکز پردازش کلان داده , مشترک با دانشگاه تلقی می شود.</text:p>
      <text:p text:style-name="P1"/>
      <text:p text:style-name="P1">‏۱-۰ مالکبت معنوی</text:p>
      <text:p text:style-name="P1">به حقوق قانوني ناشی از دستاوردهای پژوهشی. فناوری‌های نوین و ابداعات فکری که در طی همکاری مشترک ایجاد می‌شود.</text:p>
      <text:p text:style-name="P1">اشاره دارد. مالکیت این دستاوردها بالسویه متعلق به طرفین می باشد.</text:p>
      <text:p text:style-name="P1"/>
      <text:p text:style-name="P1">‏۱-۱ قوانین و مقررات مرتبط</text:p>
      <text:p text:style-name="P1">کلیه تعهدات و حقوق مندرج در این قرارداد مستند به قوانین جاری جمهوری اسلامی ایران؛ مقررات دانشگاه و استانداردهای ملی و</text:p>
      <text:p text:style-name="P1">بین‌المللی در زمینه فناوری. پژوهش و مالکیت فکری است. هرگونه تغییر در مفاد قرارداد تنها با رعایت رویه‌های قانونی و به صورت</text:p>
      <text:p text:style-name="P1"/>
      <text:p text:style-name="P1">‏کتبی امکان‌پذیر خواهد بود.</text:p>
      <text:p text:style-name="P1"/>
      <text:p text:style-name="P1">‏۱-۲ تعهدات و مسئولیت‌ها</text:p>
      <text:p text:style-name="P1"/>
      <text:p text:style-name="P1">‏به مجموعه وظایف م سئولیت‌ها و تعهداتی اطلاق می شود که هر یک از طرفین (دان شگاه و شرکت و مرکز پردازش کلان داده) بر</text:p>
      <text:p text:style-name="P1">اساسس مفاد قرارداد نسبت به یکدیگر بر عهده دارند. در اين راستاء تعهدات دانشگاه شامل تأمین امکانات ساختمانی(زیرساخت های</text:p>
      <text:p text:style-name="P1">فیزیکی تعریف شده در این قرارداد » امنیت فیزیکی ساختمان, تلاش جهت تسهیل اداری. تعهدات مرکز پردازش کلان داده شامل؛</text:p>
      <text:p text:style-name="P1">حمایت‌های علمی و پژوهشی و شناسایی بازار و همچنین ارائه خدمات فنی و پشتیبانی تخصصی رعایت امنیت سایبری و نظارت بر</text:p>
      <text:p text:style-name="P1">ورودی کلان داده ها و خروجی آن ها از حیث رعایت مقررات جاری کشور و دستور العمل های کمیته راهبردی و آیین نامه</text:p>
      <text:p text:style-name="P1"/>
      <text:p text:style-name="P1">جه فا فد ۳</text:p>
      <text:p text:style-name="P1">میرن نام سید /</text:p>
      <text:p text:style-name="P1">۳ 1 ۸</text:p>
      <text:p text:style-name="P1">7 7</text:p>
      <text:p text:style-name="P1">دانشگاه در خصوص هر یک از مراحل و نیز عملکرد مرکز پردازش کلان داده می‌باشد. تعهدات شرکت شامل؛ تامین تجهیزات سخت</text:p>
      <text:p text:style-name="P1">افزاری و نرم افزاری پیشرفته فنی و نصب و راه اندازی و توسعه آنها می باشد.</text:p>
      <text:p text:style-name="P1"/>
      <text:p text:style-name="P1">۱-۳ کمینه راهبری مشترک</text:p>
      <text:p text:style-name="P1"/>
      <text:p text:style-name="P1">به هیئتی متشکل از ۲ نماینده از داز شگاه (شامل ریاست دانشگاه» مدیر فناوری اطلاعات). ۲ نماینده از شرکت (شامل</text:p>
      <text:p text:style-name="P1">مدیرعامل» مدير فنی) و یک عضو بی‌طرف اطلاق می‌شود که مسئولیت نظارت بر اجرای قرارداد. تعیین نرخ و قیمت گذاری در</text:p>
      <text:p text:style-name="P1">خصوص خدمات قابل ارائه به اشخاص,. تصویب پروژه‌های مشترک, تصویب چشم انداز و اهداف, تعیین محدوده عملیاتی قرارداد و</text:p>
      <text:p text:style-name="P1">حدود تعهدات غیر مصرح در این قرارداد و نیز مذاکره جهت حل اختلافات را بر عهده دارد.</text:p>
      <text:p text:style-name="P1">تب صره یک: مدیر مرکز پردازش کلان داده از سوی دانشگاه معرفی می گردد که پس از تایید کمیته راهبردی, به مدیریت مرکز</text:p>
      <text:p text:style-name="P1">منصوب می شود.</text:p>
      <text:p text:style-name="P1">تبصره دو: در اولین جلسه کمیته راهبردی.افراد کمیته فنی مورد تصویب قرار خواهد گرفت. کمیته فنی اجرایی ۳ نفره. که رئیس</text:p>
      <text:p text:style-name="P1">مرکز پردازش کلان داده جزء این ۳ نفر خواهد بود. در ذیل کمیته راهبردی مشترک تشکیل می گردد.</text:p>
      <text:p text:style-name="P1">کمیته راهبردی مشسترک ‏ امکان تفویض اختیار خود به کمیته فنی اجرایی و عزل و نصب اعضای کمیته فنی اجرایی و سلب</text:p>
      <text:p text:style-name="P1">اختیارات از این کمیته فنی را خواهد داشت.</text:p>
      <text:p text:style-name="P1">۱-۴ اطلاعات محرمانه</text:p>
      <text:p text:style-name="P1">به کلیه کلان داده‌هاء اسناد. یا دانش فنی اطلاق می شود که تحت هر عنوان و به هر طریق در اجرای اين قرارداد در دسترس مرکز</text:p>
      <text:p text:style-name="P1">پردازش کلان داده قرار گرفته و در هر حال توسط هر یک از طرفین در طول همکاری نباید افشا شود و شامل موارد زیر است:</text:p>
      <text:p text:style-name="P1">طرح‌های تجاری و استراتژی‌های فنی.</text:p>
      <text:p text:style-name="P1">۰ کلان داده‌های خام و نتایج پردازش‌نشده.</text:p>
      <text:p text:style-name="P1"><text:soft-page-break/>کدهای اختصاصی و تنظیمات زیرساختی.</text:p>
      <text:p text:style-name="P1"/>
      <text:p text:style-name="P1">این اطلاعات تا ۱۰ سال پس از خاتمه قرارداد محرمانه باقی می‌مانند.</text:p>
      <text:p text:style-name="P1"/>
      <text:p text:style-name="P1">بخش ۲ اهداف و مبانی همکاری</text:p>
      <text:p text:style-name="P1"/>
      <text:p text:style-name="P1">این بخش چارچوب کلی اهداف استراتژیک و مبانی همکاری میان دانشگاه و شرکت را تعیین می‌کند. اهداف مذکور نه تنها به ارتقاء</text:p>
      <text:p text:style-name="P1"/>
      <text:p text:style-name="P1">جایگاه دانشگاه در عرصه‌های علمی و پژوهشی تأکید دارند. بلکه زمینه‌های توسعه فناوری نوآوری؛ و ایجاد فرصت‌های اقتصادی و</text:p>
      <text:p text:style-name="P1"/>
      <text:p text:style-name="P1">انسانی را نیز در بر می‌گيرند. اهداف و مبانی همکاری به شرح زیر تنظیم می‌گردد:</text:p>
      <text:p text:style-name="P1"/>
      <text:p text:style-name="P1">.</text:p>
      <text:p text:style-name="P1"/>
      <text:p text:style-name="P1">مرتفع‌سازی دانشگاه</text:p>
      <text:p text:style-name="P1"/>
      <text:p text:style-name="P1">هدف اصلی این پروژه.ارتقاء جایگاه و رتبه‌بندی دانشگاه در سطح ملی و بین‌المللی است که مرکز پردازش کلان داده</text:p>
      <text:p text:style-name="P1">قصد دارد با بهره‌گیری از زیر ساخت‌های پیشرفته. فناوری‌های نوین و همکاری‌های پژوهشی. دانشگاه را به‌عنوان مرجعی</text:p>
      <text:p text:style-name="P1">پرتر در حوزه‌های علمی و فنی به اثبات بر ساند. این امر از طریق ایجاد محیطی نوآورانه و تقویت توان پژوه شیء مدیربت</text:p>
      <text:p text:style-name="P1"/>
      <text:p text:style-name="P1">علمی و اجرایی بهبود می‌یابد.</text:p>
      <text:p text:style-name="P1"/>
      <text:p text:style-name="P1">پرورش و توسعه نیروی انسانی</text:p>
      <text:p text:style-name="P1"/>
      <text:p text:style-name="P1">یجاد بستری مناسب جهت شناسایی» جذب و پرورش دانشجویان و پژوهشگران مستعد و نخبگان علمی از اهداف کلیدی</text:p>
      <text:p text:style-name="P1">پروژه است. داذشگاه با همکاری شرکت در صدد است با فراهم آوردن امکانات پژوهشی مدرن. آموزش‌های تخصصی و</text:p>
      <text:p text:style-name="P1">فرصت‌های مشارکت در پروژه‌های تحقیقاتی مشترک نیروی انسانی متخصص و آینده‌دار را تقویت کند. اين امر علاوه بر</text:p>
      <text:p text:style-name="P1"/>
      <text:p text:style-name="P1">رتقاء سطح علمی به توسعه پایدار فناوری‌های نوین نیز کمک خواهد نمود.</text:p>
      <text:p text:style-name="P1"/>
      <text:p text:style-name="P1">توسعه پژوهش‌های بین‌المللی و همکاری‌های علمی</text:p>
      <text:p text:style-name="P1"/>
      <text:p text:style-name="P1">یجاد ٍ سترهای منا سب جهت همکاری با داز شگاه‌هاء مو سسات پژوه شی و مراکز فناوری دارای مجوز ر سمی . باهدف</text:p>
      <text:p text:style-name="P1">تبادل دانش, ارتقاء کیفیت تحقیقات و بهره‌مندی از تجربیات متنوع در زمینه‌های پردازش کلان داده و هوش مصنوعی.</text:p>
      <text:p text:style-name="P1">ین همکاری‌ها علاوه بر افزايش اعتبار علمی دانشگاه. فرصت‌های نوآوری و پیشرفت‌های مشترک را فراهم می‌آورد.</text:p>
      <text:p text:style-name="P1"/>
      <text:p text:style-name="P1">تقویت رقابت‌پذیری و نوآوری در فضای دانشگاهی</text:p>
      <text:p text:style-name="P1">یجاد محیطی پویا و خلاقانه که بتواند اساتید. پژوهشگران و دانشجویان برتر را جذب کرده و از طریق به کارگیری</text:p>
      <text:p text:style-name="P1"/>
      <text:p text:style-name="P1">فناوری‌های پیشرفته. فرآیندهای آموزشی و پژوهشی را بهبود بخشد. این هدف شامل به‌روزر سانی مداوم زیر ساخت‌های</text:p>
      <text:p text:style-name="P1"/>
      <text:p text:style-name="P1">فنی, ارتقاء سیستم‌های امنیتی و مدیریت بهینه منابع دانشگاهی می‌با شد که از سوی مرکز پردازش کلان داده پیگیری</text:p>
      <text:p text:style-name="P1">خواهد شد.</text:p>
      <text:p text:style-name="P1"/>
      <text:p text:style-name="P1">ایجاد فرصت‌های اقتصادی و تجاری‌سازی دستاوردها</text:p>
      <text:p text:style-name="P1"/>
      <text:p text:style-name="P1">از طریق تبدیل نتایج پژوه شی به مح صولات و خدمات قابل بهره‌برداری تجاری, دان شگاه و شرکت در جهت ایجاد منابع</text:p>
      <text:p text:style-name="P1">درآمدی جدید گام برمی‌دارند. اين امر با تدوین مدل‌های درآمدزایی. جذب سرمایه‌های پژوهشی و برقراری همکاری‌های</text:p>
      <text:p text:style-name="P1"><text:soft-page-break/>صنعتی مستمر. به تحقق اهداف اقتصادی و حمایت از اقتصاد دانش‌بنیان منجر می شود. از جمله این پژوهش‌ها می‌توان</text:p>
      <text:p text:style-name="P1"/>
      <text:p text:style-name="P1">به پروژه‌های مربوط به انرژی‌های تجدیدپذیر باهدف کمک به از بین بردن نا ترازی‌های انرژی اشاره کرد.</text:p>
      <text:p text:style-name="P1"/>
      <text:p text:style-name="P1">تقوبت ساختار و زیرساخت‌های فن‌آورانه</text:p>
      <text:p text:style-name="P1"/>
      <text:p text:style-name="P1">ایجاد و بهبود م ستمر امکانات فنی* سخت‌افزاری و نرم‌افزاری جهت ٍ یبانی از فعالیت‌های پژوه شی و صنعتی که بر</text:p>
      <text:p text:style-name="P1">۱</text:p>
      <text:p text:style-name="P1"/>
      <text:p text:style-name="P1">۱۲</text:p>
      <text:p text:style-name="P1"/>
      <text:p text:style-name="P1">عهده شرکت می باشد و نیز ارتقاء سیستم‌های برق, اینترنت» سرمایش و آمنیت محیطهای پردازشی. تضمین پایداری و</text:p>
      <text:p text:style-name="P1"/>
      <text:p text:style-name="P1">عملکرد بهینه مرکز پردازش کلان داده از اصول اساسی همکاری به شمار می‌آید.</text:p>
      <text:p text:style-name="P1"/>
      <text:p text:style-name="P1">تشویق به همکاری‌های بین‌رشته‌ای</text:p>
      <text:p text:style-name="P1"/>
      <text:p text:style-name="P1">فراهم آوردن بسترهای همکاری میان رشته‌های مختلف دانشگاهی به‌منظور ترویج پژوهش‌های چندرشته‌ای و ایجاد</text:p>
      <text:p text:style-name="P1">راه‌حل‌های نوین برای حل مس‌ائل پیچیده علمی و صنعتی. اين امر موجب تقویت روحیه نوآوری و گسترش افق‌های</text:p>
      <text:p text:style-name="P1">تحقیقاتی در دانشگاه خواهد شد.</text:p>
      <text:p text:style-name="P1"/>
      <text:p text:style-name="P1">پشتیبانی از نوآوری و کار آفرینی</text:p>
      <text:p text:style-name="P1"/>
      <text:p text:style-name="P1">تشویق ایجاد استارت‌آپ‌ها و پروژه‌های نوآورانه از دستاوردهای پژوهشی مشترک. و فراهم ساختن فرصت‌های عملی برای</text:p>
      <text:p text:style-name="P1">دانشجویان و فارغ‌التحصیلان جهت ورود به عرصه کارآفرینی. اين محور به تقویت اقتصاد دانش‌بنیان و توسعه فناوری‌های</text:p>
      <text:p text:style-name="P1">نوین کمک شایانی خواهد کرد.</text:p>
      <text:p text:style-name="P1"/>
      <text:p text:style-name="P1">تضمین پایداری و استمراری همکاری</text:p>
      <text:p text:style-name="P1">تدوین چارچوب‌های حقوقی و اجرایی مستحکم به‌منظور حفظ همکاری در بلندمدت و تضمین اجرای صحیح مفاد</text:p>
      <text:p text:style-name="P1">قرارداد. حتی در مواجهه با تغییرات ساختاری یا شرایط اضطراری. این موضوع شامل تعریف دقیق مسئولیت‌ها, روش‌های</text:p>
      <text:p text:style-name="P1"/>
      <text:p text:style-name="P1">نظارت و ارزیابی عملکرد و همچنین مکانیزم‌های حل اختلاف می‌باشد.</text:p>
      <text:p text:style-name="P1"/>
      <text:p text:style-name="P1">افزایش توان پژوهشی و توسعه فناوری‌های نوین</text:p>
      <text:p text:style-name="P1"/>
      <text:p text:style-name="P1">ایجاد پروزه‌های تحقیقاتی مشترک. توسعه فناوری‌های پردازش کلان داده. هوش مصنوعی و اینترنت اشیاء. و بهره‌گیری</text:p>
      <text:p text:style-name="P1">از بهترین اسستانداردهای بین‌المللی جهت افزایش سسطح پژوهش‌های علمی و کاربردی که بر عهده مرکز پردازش کلان</text:p>
      <text:p text:style-name="P1">داده می باشد.</text:p>
      <text:p text:style-name="P1"/>
      <text:p text:style-name="P1">ایجاد و توسعه مرکز پردازش کلان داده و هوش مصنوعی</text:p>
      <text:p text:style-name="P1"/>
      <text:p text:style-name="P1">تا سیس مرکزی مجهز به زیر ساخت‌های فنی و تجهیزات پی شرفته جهت پردازش, ذخیره سازی و تحلیل کلان داده‌های</text:p>
      <text:p text:style-name="P1">کلان و اجرای الگوریتم‌های هوش مصنوعی که نقش اصلی در پژوهش‌های مشترک و خدمات صنعتی داشته باشد.</text:p>
      <text:p text:style-name="P1">توسعه سیستم‌های امنیت سایبری و حفاظت از کلان داده‌ها</text:p>
      <text:p text:style-name="P1"/>
      <text:p text:style-name="P1">طراحی و پیاده‌سازی سیستم‌های پیشرفته جهت حفاظت از اطلاعات و کلان داده‌های حساس دانشگاه و شرکت در برابر</text:p>
      <text:p text:style-name="P1">تهدیدات سایبری, به‌منظور حفظ محرمانگی و یکپارچگی اطلاعات.</text:p>
      <text:p text:style-name="P1"/>
      <text:p text:style-name="P1">. بهبود مدیریت و نگهداری کلان داده‌های دانشگاهی</text:p>
      <text:p text:style-name="P1"/>
      <text:p text:style-name="P1"><text:soft-page-break/>ایجاد و به کارگیری سیستم‌های نوین مدیریت کلان داده. فناوری‌های ابری و راهکارهای ذخیره سازی پی شرفته به‌منظور</text:p>
      <text:p text:style-name="P1">بهبود دسترسی. امنیت و بهرهوری اطلاعات مورد استفاده در فرآیندهای آموزشی و پژوهشی.</text:p>
      <text:p text:style-name="P1"/>
      <text:p text:style-name="P1">توسعه مهارت‌های دیجیتال و فناوری اطلاعات</text:p>
      <text:p text:style-name="P1"/>
      <text:p text:style-name="P1">ارائه برنامه‌های آموز شی. کارگاه‌ها و دوره‌های تخصصی در حوزه فناوری اطلاعات و مهارت‌های دیجیتال به داز شجوبان؛</text:p>
      <text:p text:style-name="P1">اساتید و کارکنان دانشگاه جهت افزايش توان فنی و آمادگی برای چالش‌های نوین فناوری.</text:p>
      <text:p text:style-name="P1"/>
      <text:p text:style-name="P1">۵ ایجاد شبکه‌های ارتباطی میان صنعت و دانشگاه</text:p>
      <text:p text:style-name="P1">تقویت و توسعه ارتباطات استراتژیک میان دانشگاه و صنایع مختلف از طریق برگزاری نمایشگاه‌ها, همایش‌ها و جاسات</text:p>
      <text:p text:style-name="P1">مشترک که موجب انتقال فناوری. تبادل دانش و ایجاد فرصت‌های شغلی شود.</text:p>
      <text:p text:style-name="P1"/>
      <text:p text:style-name="P1">۶ پشتیبانی از تحقیقات کاربردی و حل مسائل صنعتی</text:p>
      <text:p text:style-name="P1"/>
      <text:p text:style-name="P1">اجرای پروژه‌های تحقیقاتی که به حل مس‌ائل واقعی صنعت و جامعه می‌پردازد. از طریق استفاده از تجربیات و</text:p>
      <text:p text:style-name="P1"/>
      <text:p text:style-name="P1">تخصص‌های دانشگاهی برای ارائه راهکارهای عملی و نوآورانه در زمینه‌های مختلف صنعتی.</text:p>
      <text:p text:style-name="P1"/>
      <text:p text:style-name="P1">۷ تسهیل انتقال فناوری و دانش فنی</text:p>
      <text:p text:style-name="P1"/>
      <text:p text:style-name="P1">یجاد سازوکارهایی جهت انتقال فناوری‌هاء دانش و د ستاوردهای پژوه شی از محیط دان شگاه به صنعت و بازار از طریق</text:p>
      <text:p text:style-name="P1"/>
      <text:p text:style-name="P1">برگزاری دوره‌های انتقال دانش. مشاوره‌های تخصصی و همکاری‌های فنی-تجاری.</text:p>
      <text:p text:style-name="P1"/>
      <text:p text:style-name="P1">۸ تقوبت روابط عمومی و تبلیغات دانشگاه</text:p>
      <text:p text:style-name="P1"/>
      <text:p text:style-name="P1">رتقاء تصویر و برند دانشسگاه از طریق معرفی موفقیت‌های حاصل از پروژه‌های مشترک. فعالیت‌های پژوهشی و</text:p>
      <text:p text:style-name="P1">دستاوردهای فناوری به‌عنوان نمونه‌های موفق در رسانه‌های ملی و بین‌لمللی.</text:p>
      <text:p text:style-name="P1"/>
      <text:p text:style-name="P1">‎٩‏ ایجاد بسترهای آموزشی و کارگاه‌های تخصصی</text:p>
      <text:p text:style-name="P1">برنامه‌ریزی و اجرای دوره‌ها. سمینارها و کارگاه‌های تخصصی مرتبط با فناوری‌های پردازش کلان داده, هوش مصنوعی و</text:p>
      <text:p text:style-name="P1">نوآوری که به ارتقاء سطح علمی و فنی دانشجویان و اساتید کمک نماید.</text:p>
      <text:p text:style-name="P1"/>
      <text:p text:style-name="P1">‏۰ پشتیبانی از توسعه زیرساخت‌های پژوهشی و فنی</text:p>
      <text:p text:style-name="P1">فراهم آوردن منابع مالی. مشاوره‌های فنی و حمایت‌های اجرایی جهت توسعه آزمایشگاه‌ها. مراکز تحقیقاتی و امکانات</text:p>
      <text:p text:style-name="P1"/>
      <text:p text:style-name="P1">‏آموزشی که مستقیماً به بهبود کیفیت پژوهش‌های مشترک منجر شود که بر عهده مرکز پردازش کلان داده می باشد.</text:p>
      <text:p text:style-name="P1"/>
      <text:p text:style-name="P1">‏۱ توسعه فناوری‌های ابری و سیستم‌های ذخیره‌سازی کلان داده</text:p>
      <text:p text:style-name="P1">بهره‌گیری از فناوری‌های ابری و سی ستم‌های ذخیره سازی پیٍ شرفته به‌منظور بهینه سازی مدیریت کلان داده‌هاء کاهش</text:p>
      <text:p text:style-name="P1">هزینه‌های زیرساختی و افزایش امنیت و دسترسی‌پذیری اطلاعات مورد نیاز برای پروژه‌های پژوهشی و صنعتی.</text:p>
      <text:p text:style-name="P1"/>
      <text:p text:style-name="P1">‏۲ ایجاد استانداردها و چارچوب‌های نظارتی جهت ارتقاء کیفیت پروژه‌ها</text:p>
      <text:p text:style-name="P1">تدوین و اجرای اسستانداردهای فنی و اجرایی. تعیین رویه‌های نظارتی و روش‌های ارزیابی مستمر عملکرد پروژه‌های</text:p>
      <text:p text:style-name="P1">مشترک به‌منظور تضمین شفافیت. کیفیت و پایداری در تمامی مراحل همکاری.</text:p>
      <text:p text:style-name="P1"/>
      <text:p text:style-name="P1">‏این مجموعه اهداف با هم‌افزایی در راستای تحقق چشم‌اندازهای بلندمدت دانشگاه و شرکت. بستر مناسبی را برای اجرای پروژه‌های</text:p>
      <text:p text:style-name="P1">پژوهشی. فناوری و اقتصادی فراهم می‌آورد. هر یک از اهداف مذکور در قالب برنامه‌های عملیاتی دقیق و با استفاده از منابع و</text:p>
      <text:p text:style-name="P1"/>
      <text:p text:style-name="P1">‏تخصص‌های مشترک پیگیری خواهند شد تا با نظارت و ارزیابی منظم. به نتایج مطلوب دست یابند.</text:p>
      <text:p text:style-name="P1"><text:soft-page-break/></text:p>
      <text:p text:style-name="P1">‏بخش ۳: تعهدات دانشگاه</text:p>
      <text:p text:style-name="P1"/>
      <text:p text:style-name="P1">‏دانشگاه متعهد می‌شود که در اجرای کلیه مفاد این قرارداد و در مدت اجرای این قرارداد (حتی در صورت تغییر رئیس یا مدیران</text:p>
      <text:p text:style-name="P1">ار شد داذشگاه) پایبندی کامل به تعهدات مذکور دا شته با شد. تمامی اقدامات دانشگاه در جهت تسهیل, حمایت و تقویت همکاری</text:p>
      <text:p text:style-name="P1">میان دان شگاه و شرکت باید بدون وقفه و مغایرت با اهداف و | ستانداردهای توافق شده انجام شود. در ادامه. تعهدات داذ شگاه به</text:p>
      <text:p text:style-name="P1"/>
      <text:p text:style-name="P1">تفصیل آمده است:</text:p>
      <text:p text:style-name="P1"/>
      <text:p text:style-name="P1">تأمین فضای فیزیکی و امکانات ضروری</text:p>
      <text:p text:style-name="P1"/>
      <text:p text:style-name="P1">فضای فیزیکی اختصاصی:</text:p>
      <text:p text:style-name="P1">دانشگاه متعهد می‌شود فضایی به مساحت حدود ۰ تا ۰ متر مربع در ساختمان مرکزی با دسترسی ۳۴</text:p>
      <text:p text:style-name="P1">ساعته. مطابق با استاندارد !|| 1167 ۲۱۵-942 حداکثر تا ۱۰۰ روز پس از امضای قرارداد آماده نماید.</text:p>
      <text:p text:style-name="P1"/>
      <text:p text:style-name="P1">تایید استاندارد فوق الذکر از سوی شرکت ثالث که تایید کننده شرایط مذکور باشد بعمل می آید که گواهی شرکت</text:p>
      <text:p text:style-name="P1">مزکور مورد قبول طرفین می باشد.</text:p>
      <text:p text:style-name="P1">این فضا باید مجهز به:</text:p>
      <text:p text:style-name="P1"/>
      <text:p text:style-name="P1">* _ سیستم سرمایشی تهوبه مطبوع دیتاسنتر با راندمان حتی الامکان ۰۹۵</text:p>
      <text:p text:style-name="P1"/>
      <text:p text:style-name="P1">۴ _ منبع برق پایدار با توان تا ۰ کیلووات همراه زنراتور اضطراری با قابلیت تأمین ۷۲ ساعت برق بدون</text:p>
      <text:p text:style-name="P1"/>
      <text:p text:style-name="P1">وقفه.</text:p>
      <text:p text:style-name="P1">* _ اینترنت اختصاصی تا ۱۰ گیگابیت بر ثانیه با 50 (توافقنامه سطح خدمات) 01۳۳6 ‎۰۹۹,۹٩‏</text:p>
      <text:p text:style-name="P1"/>
      <text:p text:style-name="P1">۴ سیستم امنیتی تشخیص چهره. کنترل دسترسی بیومتریک و دوربین‌های نظارتی با قابلیت ذخیره‌سازی</text:p>
      <text:p text:style-name="P1"/>
      <text:p text:style-name="P1">حتی الامکان ‎٩۰‏ روزه.</text:p>
      <text:p text:style-name="P1"/>
      <text:p text:style-name="P1">۰ ایجاد سطح دسترسی محدود و با تأیید شرکت به افراد.</text:p>
      <text:p text:style-name="P1"/>
      <text:p text:style-name="P1">تب صره: این موارد فوق الاشاره می تواند در طول قرارداد و در صورت محیا شدن شرایط و امکانات موجود در ایران و بصورت</text:p>
      <text:p text:style-name="P1"/>
      <text:p text:style-name="P1">مشارکت طرفین قرارداد به سقف تعیین شده فوق الذکر برسد.</text:p>
      <text:p text:style-name="P1"/>
      <text:p text:style-name="P1">دانشگاه حق تغییر. کاهش يا انتقال فضای اختصاصی را بدون تصویب کمیته راهبری ندارد.</text:p>
      <text:p text:style-name="P1">دانشگاه ملزم است این امکانات را در صورت استفاده مستمر شرکت در وضعیت بهینه نگه دارد.</text:p>
      <text:p text:style-name="P1"/>
      <text:p text:style-name="P1">۲ اخذ و نگهداری کلیه مجوزها و هماهنگی با نهادهای ذی‌ربط</text:p>
      <text:p text:style-name="P1"/>
      <text:p text:style-name="P1">تعهدات اداری و حقوقی:</text:p>
      <text:p text:style-name="P1">دانشگاه کلیه مجوزهای مورد نیاز جهت شروع قرارداد که فقط شامل ۱- مجوز .............. ۲- مجوز پوده را</text:p>
      <text:p text:style-name="P1">جهت فعالیت های مرتبط با مرکز پردازش کلان داده را از ادارات و نهادهای مربو طه اخذ و در طول مدت اجرای</text:p>
      <text:p text:style-name="P1"/>
      <text:p text:style-name="P1">قرارداد (به شرط عمل شرکت مطابق با تعهدات این قرارداد) به‌روز نگه دارد.لازم به ذکر است پس از شروع به کار و</text:p>
      <text:p text:style-name="P1"/>
      <text:p text:style-name="P1">10</text:p>
      <text:p text:style-name="P1"/>
      <text:p text:style-name="P1">در ادامه انجام موضوع قرارداد. اخذ هرگونه مجوزی که جهت انجام مو ضوع قرارداد لازم گردد بر عهده مرکز پردازش</text:p>
      <text:p text:style-name="P1">کلان داده می باشد.</text:p>
      <text:p text:style-name="P1"/>
      <text:p text:style-name="P1">همکاری با وزارت خانه‌های مربوطه:</text:p>
      <text:p text:style-name="P1"/>
      <text:p text:style-name="P1">دانشگاه هماهنگی‌های لازم را با وزارت اطلاعات. سازمان امنیت کشور مرکز ملی فضای مجازی. سازمان <text:soft-page-break/>تنظیم</text:p>
      <text:p text:style-name="P1">مقررات ارتباطات و سایر سازمان‌های ذی‌ربط جهت حفظ و تمدید مجوزها برقرار کند تا از هرگونه توقف يا تأخیر در</text:p>
      <text:p text:style-name="P1">فعالیت‌های مرکز جلوگیری شود.</text:p>
      <text:p text:style-name="P1"/>
      <text:p text:style-name="P1">ای جلوگیری از هرگونه تأخین مرکز پردازش کلان داده نسبت به برقراری ارتباطات مستمر با نهادهای دولتی مربوطه</text:p>
      <text:p text:style-name="P1">اقدام و در صورت بروز هرگونه مشکل. بلافاصله شرکت را مطلع سازد تا جهت رفع مشکل اقدام گردد.</text:p>
      <text:p text:style-name="P1"/>
      <text:p text:style-name="P1">۳ فراهم‌سازی دسترسی مستمر شرکت به تجهیزات و فضای مرکز</text:p>
      <text:p text:style-name="P1"/>
      <text:p text:style-name="P1">دسترسی بدون وقفه:</text:p>
      <text:p text:style-name="P1"/>
      <text:p text:style-name="P1">دان شگاه اجازه د ستر سی شرکت (بر | ساس نظر کمیته راهبری) در تمامی ساعات کاری. بدون هیچ محدودیتی از</text:p>
      <text:p text:style-name="P1">جمله محدودیت‌های اداری يا فنی. به فضای مرکز و تجهیزات موجود در آن را خواهد داد.</text:p>
      <text:p text:style-name="P1"/>
      <text:p text:style-name="P1">عدم تغییر محدودیت‌های دسترسی:</text:p>
      <text:p text:style-name="P1"/>
      <text:p text:style-name="P1">حتی در شرایط تفییرات داخلی یا تغییر سیاست‌های مدیریتی دانشگاه. دسترسی شرکت به تجهیزات و فضای مرکز</text:p>
      <text:p text:style-name="P1">مطابق با ضوابط و شرایط مندرج در این قرارداد و در مدت اعتبار قرارداد باقی بماند.</text:p>
      <text:p text:style-name="P1"/>
      <text:p text:style-name="P1">ارائه حمابت‌های علمی و پژوهشی</text:p>
      <text:p text:style-name="P1"/>
      <text:p text:style-name="P1">تخصیص منابع انسانی و پژوهشی:</text:p>
      <text:p text:style-name="P1"/>
      <text:p text:style-name="P1">داز شگاه در جهت ارتقاء کیفیت پروژه‌های م شترک. | ساتید و داز شجویان متخ صص را به‌طور منظم به این پروژه‌ها</text:p>
      <text:p text:style-name="P1">معرفی می نماید. نیروی متخصص در امور فیزیکی مرکز و کار با تجهیزات تنها با تأیید شرکت قابل پذیرش است و</text:p>
      <text:p text:style-name="P1">حقوق و حق الزحمه آنها نیز بر عهده همان طرفی است که این نیروی انسانی برای آن فعالیت می نماید.</text:p>
      <text:p text:style-name="P1"/>
      <text:p text:style-name="P1">پشتیبانی از فعالیت‌های پژوهشی:</text:p>
      <text:p text:style-name="P1"/>
      <text:p text:style-name="P1">در این راستا دانشگاه در خصوص فراهم کردن دسترسی به آزمایشگاه‌هاء کتابخانه‌ها. نرم‌افزارهای تخصصی موجود و</text:p>
      <text:p text:style-name="P1">مورد نیاز حمایت لازم را می نماید.</text:p>
      <text:p text:style-name="P1"/>
      <text:p text:style-name="P1">همکاری در تدوین و اجرای پروژه‌های پژوهشی:</text:p>
      <text:p text:style-name="P1"/>
      <text:p text:style-name="P1">مرکز پردازش کلان داده در تهیه برنامه‌های پژوهشی. برگزاری سمینارها و کارگاه‌های آموزشی مرتبط با فناوری‌های</text:p>
      <text:p text:style-name="P1"/>
      <text:p text:style-name="P1">پردازش کلان داده و هوش مصنوعی نیز نقش فعال خواهند داشت.</text:p>
      <text:p text:style-name="P1"/>
      <text:p text:style-name="P1">تبلیغ و معرفی مرکز</text:p>
      <text:p text:style-name="P1"/>
      <text:p text:style-name="P1">تبلیغات رسمی:</text:p>
      <text:p text:style-name="P1">دانشگاه مرکز پردازش کلان داده را در وب‌سایت رسمی. نشریات. شبکه‌های اجتماعی و سایر رسانه‌های دانشگاهی</text:p>
      <text:p text:style-name="P1"/>
      <text:p text:style-name="P1">به‌عنوان یک دستاورد مهم معرفی خواهد کرد.</text:p>
      <text:p text:style-name="P1"/>
      <text:p text:style-name="P1">11</text:p>
      <text:p text:style-name="P1"/>
      <text:p text:style-name="P1">۰ تأمین موادتبلیغاتی:</text:p>
      <text:p text:style-name="P1">ارائه بردهای تبلیغاتی, بروشورها و سایر مواد مورد نیاز جهت معرفی و تبلیغ خدمات و محصولات مرکز در داخل</text:p>
      <text:p text:style-name="P1"/>
      <text:p text:style-name="P1">دانشگاه به عهده مرکز پردازش کلان داده می‌باشد.</text:p>
      <text:p text:style-name="P1"/>
      <text:p text:style-name="P1">قرار دادن مرکز پردازش کلان داده در لیست تأمین‌کنندگان اصلی</text:p>
      <text:p text:style-name="P1"><text:soft-page-break/>۰ تضمین جایگاه استراتژیک:</text:p>
      <text:p text:style-name="P1">داز شگاه. مرکز پردازش کلان داده را پس از تایید مراجع قانونی و نظارتی, به عنوان یکی از تأمین‌کنندگان ا صلی در</text:p>
      <text:p text:style-name="P1">لیست رسمی دانشگاه درج می نماید.</text:p>
      <text:p text:style-name="P1"/>
      <text:p text:style-name="P1">۷ دعوت از مرکز پردازش کلان داده به عنوان یکی از نمایندگان دانشگاه در رویدادها و نمایشگاه‌ها</text:p>
      <text:p text:style-name="P1"/>
      <text:p text:style-name="P1">حضور فعال در رویدادهای تخصصی:</text:p>
      <text:p text:style-name="P1">۶ دانشگاه پس از تایید مراجع قانونی و نظارتی. در رویدادهای ملی و بین‌المللی مرتبط (همچون نمایشگاه</text:p>
      <text:p text:style-name="P1">الکامپ. کنفرانس‌های امنیتی» و اجلاس‌های هوش مصنوعی) مرکز پردازش کلان داده را به‌عنوان یکی از</text:p>
      <text:p text:style-name="P1">نمایندگان خود معرفی می نماید.</text:p>
      <text:p text:style-name="P1">* نام مرکز پردازش کلان داده در تمامی بخش‌های مرتبط با موضوع قرارداد در کنار نام دانش‌گاه قرار</text:p>
      <text:p text:style-name="P1">می‌گیرد.</text:p>
      <text:p text:style-name="P1">* _ تأمین هزینه‌های غرفه‌سازی. چاپ بروشور و تبلیغات در این رویدادها بر عهده مرکز پردازش کلان داده</text:p>
      <text:p text:style-name="P1"/>
      <text:p text:style-name="P1">آسته:</text:p>
      <text:p text:style-name="P1"/>
      <text:p text:style-name="P1">۸_تعهد به پایبندی مداوم به مفاد قرارداد در تمامی شرایط</text:p>
      <text:p text:style-name="P1"/>
      <text:p text:style-name="P1">4</text:p>
      <text:p text:style-name="P1"/>
      <text:p text:style-name="P1">۰ عدم تغییر مفاد قرارداد:</text:p>
      <text:p text:style-name="P1">دانشگاه متعهد است هیچ‌گونه تغییر یا اصلاحی در مفاد و شرایط این قرارداد اعمال نکند مگر با توافق کتبی و صریح</text:p>
      <text:p text:style-name="P1">هر دو طرف.</text:p>
      <text:p text:style-name="P1"/>
      <text:p text:style-name="P1">* _ هرگونه تغییر در ساختار مدیریتی دانشگاه (از جمله تغیبر رئیس. معاونان؛ یا هیثت‌امنا) در مدت قرارداد هیچ تأثیری</text:p>
      <text:p text:style-name="P1">بر تعهدات این قرارداد ندارد.</text:p>
      <text:p text:style-name="P1"/>
      <text:p text:style-name="P1">‎ »‏ تضمین استمرار تعهدات در مواجهه با تغییرات:</text:p>
      <text:p text:style-name="P1">در صورت بروز تغییرات در مدیریت سیاست‌های داخلی یا ساختار سازمانی دان شگاه. کلیه تعهدات و وظایف ذکر</text:p>
      <text:p text:style-name="P1"/>
      <text:p text:style-name="P1">‏شده در این بخش در مدت این قرارداد به قوت خود باقی می‌ماند و هيچ‌گونه انحرافی از آن‌ها صورت نخواهد گرفت.</text:p>
      <text:p text:style-name="P1"/>
      <text:p text:style-name="P1">‏تسهیل تمدید قرارداد پس از دوره اولیه</text:p>
      <text:p text:style-name="P1">۰ بررسی عملکرد و گزارش‌دهی:</text:p>
      <text:p text:style-name="P1">مرکز پردازش کلان داده به‌طور دوره‌ای (حداقل هر سه ماه) گزارشی جامع از وضعیت اجرای مفاد قرارداد به یکدیگر</text:p>
      <text:p text:style-name="P1">ارائه می نمایند که در آن نقاط قوت و حوزه‌های قابل بهبود مشخص می گردد.</text:p>
      <text:p text:style-name="P1"/>
      <text:p text:style-name="P1">‎12</text:p>
      <text:p text:style-name="P1"/>
      <text:p text:style-name="P1">تسهیل روند تمدید:</text:p>
      <text:p text:style-name="P1">این گزارش‌ها مبنای بررسی تمدید قرارداد پس از پایان دوره اولیه (۵ سال) بوده و دانشگاه حتی الامکان و در</text:p>
      <text:p text:style-name="P1"/>
      <text:p text:style-name="P1">صورت تایید مراجع قانونی و نظارتی, کلیه شرایط لازم برای تمدید همکاری را فراهم می آورد.</text:p>
      <text:p text:style-name="P1"/>
      <text:p text:style-name="P1">۰ پایش, نظارت و شفافیت در اجرای تعهدات</text:p>
      <text:p text:style-name="P1">۰ ایجاد سامانه‌های نظارتی:</text:p>
      <text:p text:style-name="P1">دانشگاه حتی الامکان سامانه‌های داخلی جهت پایش و نظارت بر اجرای مفاد این قرارداد را ایجاد می نماید و در</text:p>
      <text:p text:style-name="P1">صورت بروز هرگونه ناهماهنگی يا قصور بلاوجه. بلافاصله اقدامات اصلاحی لازم را انجام می دهد.</text:p>
      <text:p text:style-name="P1"/>
      <text:p text:style-name="P1">۱ هماهنگی و همکاری متقابل</text:p>
      <text:p text:style-name="P1">۰ تشکیل کمیته راهبری مشترک:</text:p>
      <text:p text:style-name="P1">کلیه تصمیمات راهبردی و اجرایی در خصوص اجرای این قرارداد از هر حیث از طریق کمیته راهبری مشترک که از</text:p>
      <text:p text:style-name="P1">نمایندگان دانشگاه و شرکت و ۱ نفر بی طرف تشکیل شده است. بررسی و جهت تصویب به دانشگاه <text:soft-page-break/>ارائه می گردد.</text:p>
      <text:p text:style-name="P1">۰ تعهد به همکاری در حل اختلافات؛</text:p>
      <text:p text:style-name="P1">در صورت بروز اختلافات یا چالش‌های اجرایی. طرفین از طریق همکاری با کمیته راهبردی جهت یافتن رامحل‌های</text:p>
      <text:p text:style-name="P1">سازنده و اجرای اصلاحات اقدام می نماید.</text:p>
      <text:p text:style-name="P1"/>
      <text:p text:style-name="P1">۲ رعایت استانداردهای فنی, ایمنی و محیط زیستی</text:p>
      <text:p text:style-name="P1"/>
      <text:p text:style-name="P1">۰ استانداردهای فنی و مدیریتی:</text:p>
      <text:p text:style-name="P1">دانشگاه در ابتدای قرارداد تمامی فعالیت‌های مربوط به ارائه تسهیلات فیزیکی را بر اساس استانداردهای ملی و</text:p>
      <text:p text:style-name="P1">بین‌المللی مرتبط با ایمنی, بهدا شت محیط و بو سطه اخذ تاییدیه از مو سسه صادر کننده | ستاندارد. تصیل می</text:p>
      <text:p text:style-name="P1">نماید..</text:p>
      <text:p text:style-name="P1"/>
      <text:p text:style-name="P1">نظارت بر شرایط محیطی:</text:p>
      <text:p text:style-name="P1">پس از شروع قرارداد تمامی سیستم‌های برق. سرماءٍ شی. امنیتی و اینترنتی باید به صورت منظم از نظر عملکرد و</text:p>
      <text:p text:style-name="P1">رعایت استانداردهای مربوطه مورد بازبینی توسط مرکز پردازش کلان داده قرار گیرند.</text:p>
      <text:p text:style-name="P1"/>
      <text:p text:style-name="P1">۳ تضمین امنیت سخت‌فزار و کنترل دسترسی</text:p>
      <text:p text:style-name="P1">۰ امنیت فیزیکی سخت‌افزار:</text:p>
      <text:p text:style-name="P1">محل قرارگیری تجهیزات و سخت‌افزارهای مرکز پردازش کلان داده را از نظر امنیتی به‌گونه‌ای طراحی و تجهیز می</text:p>
      <text:p text:style-name="P1">گردد که تنها افراد مجاز و مورد تأیید طرفین. دسترسی مستقیم به این تجهیزات داشته باشند.</text:p>
      <text:p text:style-name="P1">۶ ۰ سیستم‌های کنترل دسترسی پیشرفته:</text:p>
      <text:p text:style-name="P1">استفاده از فناوری‌های نوین مانند سیستم‌های کنترل دسترسی بیومتریک. کارت‌های هوشمند و سایر راهکارهای</text:p>
      <text:p text:style-name="P1"/>
      <text:p text:style-name="P1">امنیتی برای شناسایی و ثبت ورود و خروج افراد الزامی است.</text:p>
      <text:p text:style-name="P1"/>
      <text:p text:style-name="P1">13</text:p>
      <text:p text:style-name="P1"/>
      <text:p text:style-name="P1">۰ بازرسی‌های دوره‌ای و نظارت مستمر:</text:p>
      <text:p text:style-name="P1">طرفین به‌طور منظم سیستم‌های امنیتی محل را از نظر عملکرد و کارایی مورد بررسی قرار می دهند و در صورت</text:p>
      <text:p text:style-name="P1">هرگونه نقص یا تهدید. اقدامات فوری جهت بهبود شرایط انجام خواهد شد.</text:p>
      <text:p text:style-name="P1"/>
      <text:p text:style-name="P1">ء _ ثبت و مستندسازی دسترسی‌ها:</text:p>
      <text:p text:style-name="P1">تمامی ورود و خروج افراد به فضای مرکز باید ب‌صورت الکترونیکی ثبت‌شده و امکان بازبینی و پیگیری در صورت</text:p>
      <text:p text:style-name="P1">بروز هرگونه مشکل امنیتی فراهم گردد.</text:p>
      <text:p text:style-name="P1"/>
      <text:p text:style-name="P1">۴ تضمین عدم مخالفت با خروج تجهیزات</text:p>
      <text:p text:style-name="P1">* _ دانشگاه متعهد می‌شود فقط در صورت وقوع شرایط فورس ماژور و یا پس از تایید کتبی و تصویب کمیته راهبری و</text:p>
      <text:p text:style-name="P1">طبق شرایط بخش ۰ این قرارداد در صوص جابجایی, انتقال یا خروج تجهیزات فنی تأمین شده توسط شرکت ۰</text:p>
      <text:p text:style-name="P1">محدودیت اداری یا مانعی ایجاد نگردد که موجب تأخیر يا اختلال در انجام امور فنی و به‌روزرسانی تجهیزات گردد.</text:p>
      <text:p text:style-name="P1">لازم به ذکر است فقط پس از تایید و تصویب کمیته راهبری و یا نظارت ناظر منصوب(از سوی کمیته راهبری»؛</text:p>
      <text:p text:style-name="P1"/>
      <text:p text:style-name="P1">امکان خروج بخشی از تجهیزات وجود دارد.</text:p>
      <text:p text:style-name="P1"/>
      <text:p text:style-name="P1">تمامی موارد فوق به‌عنوان تعهدات اصلی دانشگاه در چارچوب این قرارداد تلقی شده و دانشگاه موظف است در تمامی شرایط (حتی</text:p>
      <text:p text:style-name="P1">در مواجهه با تفیبرات مدیریتی یا تغییر سیا ست‌های داخلی) به نحوی عمل نماید که منافع طرفین حفظ و اهداف همکاری به‌طور</text:p>
      <text:p text:style-name="P1">کامل محقق شود. عدم اجرای صحیح یا به‌موقع تعهدات مذکور می‌تواند منجر به فسخ قرارداد از جانب شرکت شود. همچنین. تعهد</text:p>
      <text:p text:style-name="P1">به تهیه و نگهداری گزارش‌های منظم. ایجاد سامانه‌های نظارتی و همکاری م ستمر با کمیته راهبری م شترک می تواند زمینه لازم</text:p>
      <text:p text:style-name="P1">برای تمدید و استمرار همکاری پس از دوره اولیه (۵ سال) را به شرط تایید ناظر دانشگاه و نیز <text:soft-page-break/>مراجع نظارتی فراهم آورد.</text:p>
      <text:p text:style-name="P1"/>
      <text:p text:style-name="P1">بخش ۴: تعهدات و مسئولیت‌های شرکت</text:p>
      <text:p text:style-name="P1"/>
      <text:p text:style-name="P1">شرکت متعهد می‌شود که در چارچوب اجرای پروژه‌های مشترک و در راستای تحقق اهداف تعیین‌شده. علاوه بر تهیه و تأمین</text:p>
      <text:p text:style-name="P1">امکانات سخت افزاری و نرم افزاری و تجهیزات فنی پي شرفته مورد نیازه کلیه خدمات فنی. تخ ص صی و م شاوره‌ای مورد نیاز جهت</text:p>
      <text:p text:style-name="P1">راه‌اندازی» بهره‌برداری و بهبود مرکز پردازش کلان داده را با بالاترین استانداردهای بین‌المللی و مطابق با نظر دانشگاه ارائه نماید. در</text:p>
      <text:p text:style-name="P1">این بخش. تعهدات شرکت از جمله مسئولیت‌های فنی. پشتیبانی. آموزش, گزارش‌دهی و مشارکت در پروژه‌های تحقیقاتی و</text:p>
      <text:p text:style-name="P1">صنعتی به شرح ذیل تنظیم می‌گردد. این تعهدات به گونه‌ای طراحی شده‌اند که مسئولیت‌های شرکت را در قبال دانشگاه به‌صورت</text:p>
      <text:p text:style-name="P1">شفاف, عادلانه و مبتنی بر | ستانداردهای جهانی تعریف می‌کنند. شرکت متعهد می شود کلیه مفاد این بخش را با حداکثر دقت و</text:p>
      <text:p text:style-name="P1">کیفیت اجرا نماید:</text:p>
      <text:p text:style-name="P1"/>
      <text:p text:style-name="P1">۱ ارائه مشاوره تخصصیء اجراء و طراحی فنی مرکز پردازش کلان داده</text:p>
      <text:p text:style-name="P1"/>
      <text:p text:style-name="P1">۰ تحلیل نیازها و مشاوره تخصصی:</text:p>
      <text:p text:style-name="P1">شرکت متعهد است پس از بررسی دقیق نیازهای دانشگاه و فضای موجود. راهکارهای فن‌آورانه قابل اجراء که</text:p>
      <text:p text:style-name="P1">متناسب با اهداف پژوهشی و صنعتی پروژه باشد. ارائه دهد.</text:p>
      <text:p text:style-name="P1"/>
      <text:p text:style-name="P1">14</text:p>
      <text:p text:style-name="P1"/>
      <text:p text:style-name="P1">» طراحی معماری و اجرای فنی:</text:p>
      <text:p text:style-name="P1">طراحی و اجرای جامع مرکز پردازش کلان داده شامل انتخاب بهترین فناوری‌های روز, برنامه‌ریزی جهت توسعه</text:p>
      <text:p text:style-name="P1">مقیاس‌پذیری, ایمنی و عملکرد بالا و اجرای فنی آن از جمله وظایف اصلی شرکت می‌باشد.</text:p>
      <text:p text:style-name="P1"/>
      <text:p text:style-name="P1">۰ _ پیشنهاد بهبودهای فن‌آورانه:</text:p>
      <text:p text:style-name="P1">ارائه توصیه‌های تخصصی قابل اجراء جهت بهبود زیرساخت‌های فنی و انطباق با تفیبرات روزافزون فناوری.</text:p>
      <text:p text:style-name="P1"/>
      <text:p text:style-name="P1">۲ تأمین و نصب تجهیزات سخت‌افزاری و نرم‌افزاری موردنیاز</text:p>
      <text:p text:style-name="P1"/>
      <text:p text:style-name="P1">۰ _ تأمین تجهیزات استاندارد :شرکت موظف است تجهیزات سخت‌افزاری و نرم‌افزاری مطابق با استانداردهای فنی و</text:p>
      <text:p text:style-name="P1">ایمنی روز را به ارزش حداقل ۲۰۰ میلیارد تومان تهیه. نصب و راه اندازی و تأمین نماید. بدیهی است ملاک ارزش</text:p>
      <text:p text:style-name="P1"/>
      <text:p text:style-name="P1">تجهیزات مذکور نظریه هیأت کارشناسان رسمی دادگستری و بر اساس نرخ روز انعقاد اين قرارداد می باشد.</text:p>
      <text:p text:style-name="P1">لیست تجهیزات سخت‌افزاری:</text:p>
      <text:p text:style-name="P1">۰ تأمین حداقل ......... سرور 82560-[6۳۱ با قدرت پردازش حداقل ......... ترافلاپس تا پایان فاز اول.</text:p>
      <text:p text:style-name="P1">* _ نصب سیستم ذخیره‌سازی ۵۸۱-۴۱25۳ با ظرفیت اولیه ..... ترابایت و امکان گسترش تا ..... ترابایت.</text:p>
      <text:p text:style-name="P1"/>
      <text:p text:style-name="P1">۰ تهیه هر تجهیزات سخت افزاری و نرم افزاری دیگری که جهت راه اندازی مرکز پردازش کلان داده و</text:p>
      <text:p text:style-name="P1">توسعه آن در حین قرارداد لازم باشد.</text:p>
      <text:p text:style-name="P1">۰ نرم‌افزارهای اختصاصی:</text:p>
      <text:p text:style-name="P1">ارائه پلتفرم مدیریت پکپارچه (61۷۴) با قابلیت‌های:</text:p>
      <text:p text:style-name="P1">۶ مانیتورینگ لحظه‌ای مصرف منابع.</text:p>
      <text:p text:style-name="P1">۶ تخصیص خودکار منابع به پروژه‌ها.</text:p>
      <text:p text:style-name="P1">۶ گزارش‌گیری سفارشی.</text:p>
      <text:p text:style-name="P1">نصب لایسنس نرم‌افزارهای تخصصی «مانند ۰۱۷۸۲۱۸8 5۷5ل۵ وع۵۲5 ۴۳۵6۲ ۲6050۲۳۱۵۷۷ ).</text:p>
      <text:p text:style-name="P1">۰ نصب و راه‌اندازی:</text:p>
      <text:p text:style-name="P1">تهیه و : صب تجهیزات سخت افزاری و نرم افزاری در محل و راه‌اندازی کامل مرکز پردازش کلان داده به‌گونه‌ای که</text:p>
      <text:p text:style-name="P1">عملکرد بهینه و پایداری سیستم تضمین شود.</text:p>
      <text:p text:style-name="P1"/>
      <text:p text:style-name="P1">۰ برنامه زمان‌بندی و کنترل کیفیت:</text:p>
      <text:p text:style-name="P1"><text:soft-page-break/>تنظیم جدول زمان‌بندی دقیق جهت نصب و تست تجهیزات و ارائه گزارش‌های منظم از روند اجرای این مراحل به</text:p>
      <text:p text:style-name="P1">دانشگاه.</text:p>
      <text:p text:style-name="P1"/>
      <text:p text:style-name="P1">15</text:p>
      <text:p text:style-name="P1"/>
      <text:p text:style-name="P1">۰ _ اجرای مجازی‌سازی پیشرفته:</text:p>
      <text:p text:style-name="P1"/>
      <text:p text:style-name="P1">۰ شرکت متعهد می شود با بهره‌گیری از فناوری‌های روز (مانند ۰۷/1/۷۵۲6 ۲۱۷۵۵۲۳۷ یا سایر پلتفرم‌های</text:p>
      <text:p text:style-name="P1">معتبر) محیط های مجازی‌سازی پیش رفته برای ایجاد و مدیریت ماشین‌های مجازی ( ۷۱۲۲۷۵۱</text:p>
      <text:p text:style-name="P1">۷2665) و دسکتاپ‌های مجازی (۱۳۲۲۵5۸۳۷6۳6 065/00 ۷۱۳۵۵۱ را پیاده‌سازی نماید.</text:p>
      <text:p text:style-name="P1">همچنین شرکت متعهد است اقدامات کامل جهت عملیاتی کردن و بهره برداری کامل از مرکز پردازش</text:p>
      <text:p text:style-name="P1"/>
      <text:p text:style-name="P1">کلان داده و هوش مصنوعی را در مدت تعیین شده در قرارداد به انجام رساند.</text:p>
      <text:p text:style-name="P1"/>
      <text:p text:style-name="P1">۰ هدف از اجرای این فناوری. بهینه‌سازی استفاده از منابع فنی. افزایش انعطاف‌پذیری سیستم و فراهم</text:p>
      <text:p text:style-name="P1"/>
      <text:p text:style-name="P1">آوردن بستری امن برای اجرای برنامه‌ها و خدمات می‌باشد.</text:p>
      <text:p text:style-name="P1"/>
      <text:p text:style-name="P1">* تمامی راهکارهای ارائه شده باید با استانداردهای فنی و ایمنی روز همسو بوده و امکان پیکربندی» مدیریت</text:p>
      <text:p text:style-name="P1">متمرکز و نظارت دقیق بر عملکرد محیط‌های مجازی را فراهم نماید.</text:p>
      <text:p text:style-name="P1"/>
      <text:p text:style-name="P1">* _ شرکت متعهد است از امکانات موضوع قرارداد حاضر در راستای تولید رمز ارزهاء ماینرها و یا موارد خارج از</text:p>
      <text:p text:style-name="P1">مو ضوع قرارداد حا ضر م ستقیم یا غیره ستقیم | ستفاده ننماید و چنانچه هر زمان خلاف اين تعهد ۶ شف</text:p>
      <text:p text:style-name="P1">گردد علاوه بر اینکه کلیه سئولیت حقوقی و کیفری موضوع بر عهده شرکت و مدیران آن است بایستی</text:p>
      <text:p text:style-name="P1">نسبت به جبران خسارات وارده به دانشگاه و نیز پرداخت وجه تخلفی معادل کل ارزش قرارداد در حق</text:p>
      <text:p text:style-name="P1">دا شگاه اقدام نماید. مرکز پردازش کلان داده نیز در خ صوص تولید مجازی رمز ارزها از طریق | ستفاده یا</text:p>
      <text:p text:style-name="P1">سوء استفاده از امکانات مرکز نسبت به دانشگاه همین مسئولیت های فوق الذکر را خواهد شد. مضافاً اینکه</text:p>
      <text:p text:style-name="P1">دانشگاه حق فسخ یکطرفه قرارداد را بنا به تشخیص خود و به صرف ارسال یک اظهارنامه خواهد داشت. در</text:p>
      <text:p text:style-name="P1">اینصورت علاوه بر موارد مذکوره شرکت و مدیران آن مکلف اند هزینه برق مصرفی را نیز بر اساس نرخ آزاد</text:p>
      <text:p text:style-name="P1"/>
      <text:p text:style-name="P1">و تجاری در حق دانشگاه پرداخت نماید.</text:p>
      <text:p text:style-name="P1"/>
      <text:p text:style-name="P1">۳_ارائه آموزش‌های لازم به کاربران و پشتیبانی فنی از مرکز</text:p>
      <text:p text:style-name="P1"/>
      <text:p text:style-name="P1">۰ برگزاری دوره‌های آموزشی:</text:p>
      <text:p text:style-name="P1">طراحی و اجرای دوره‌های آموزشی تخصصی جهت آشنایی کاربران. کارکنان و دانشجویان با نحوه کارکرد تجهیزات</text:p>
      <text:p text:style-name="P1">و نرم‌افزارها.</text:p>
      <text:p text:style-name="P1"/>
      <text:p text:style-name="P1">۰ _ ایجاد مستندات آموزشی:</text:p>
      <text:p text:style-name="P1"/>
      <text:p text:style-name="P1">تهیه و انتشار راهنماهاء دستورالعمل‌ها و مستندات فنی جهت تسهیل فرایند یادگیری و استفاده از سیستم.</text:p>
      <text:p text:style-name="P1"/>
      <text:p text:style-name="P1">16</text:p>
      <text:p text:style-name="P1"/>
      <text:p text:style-name="P1">۴</text:p>
      <text:p text:style-name="P1"/>
      <text:p text:style-name="P1">پشتیبانی فنی ۷/۲۴:</text:p>
      <text:p text:style-name="P1">رئه خدمات پشتیبانی فنی به صورت هفتگی و در شرایط اضطراری بصورت حضوری و طی ۴ ساعت از بروز مشکل</text:p>
      <text:p text:style-name="P1">فنی با هدف رفع سریع مشکلات فنی و جلوگیری از اختلال در عملکرد مرکز.</text:p>
      <text:p text:style-name="P1"/>
      <text:p text:style-name="P1">نگهداری. به‌روزرسانی و ارتقاء تجهیزات به‌صورت منظم</text:p>
      <text:p text:style-name="P1"/>
      <text:p text:style-name="P1">برنامه نگهداری پیشگیرانه:</text:p>
      <text:p text:style-name="P1"><text:soft-page-break/></text:p>
      <text:p text:style-name="P1">انجام سرویس های نگهداری سخت افزاری و نرم افزاری مرکز و تدوین برنامه‌های نگهداری دوره‌ای جهت پیشگیری</text:p>
      <text:p text:style-name="P1">از خرابی و اطمینان از عملکرد پیوسته تجهیزات.</text:p>
      <text:p text:style-name="P1"/>
      <text:p text:style-name="P1">به‌روزرسانی نرم‌افزار و سخت‌افزار:</text:p>
      <text:p text:style-name="P1"/>
      <text:p text:style-name="P1">به‌کارگیری آخرین نسخه‌های نرم‌افزاری و ارتقاء مستمر سیستم‌های سخت‌افزاری با آخرین ویرایش به‌منظور بهبود</text:p>
      <text:p text:style-name="P1">کارایی و امنیت مرکز.</text:p>
      <text:p text:style-name="P1"/>
      <text:p text:style-name="P1">پاسخگوبی به شرایط اضطراری:</text:p>
      <text:p text:style-name="P1"/>
      <text:p text:style-name="P1">ایجاد سامانه‌های پاسخگویی سریع جهت رفع مشکلات فنی در مواقع اضطراری و تضمین زمان‌بندی دقیق اقدامات</text:p>
      <text:p text:style-name="P1">اصلاحی.</text:p>
      <text:p text:style-name="P1"/>
      <text:p text:style-name="P1">۵ کمک به دانشگاه در ارتقاء توان فنی و پژوهشی از طریق فراهم آوردن دسترسی به فناوری‌های پیشرفته</text:p>
      <text:p text:style-name="P1"/>
      <text:p text:style-name="P1">۶</text:p>
      <text:p text:style-name="P1"/>
      <text:p text:style-name="P1">ارائه فناوری‌های نوین:</text:p>
      <text:p text:style-name="P1">شرکت موظف است فناوری‌های روز دنیا در حوزه پردازش کلان داده. هوش مصنوعی, اینترنت اشیا و سایر</text:p>
      <text:p text:style-name="P1">فناوری‌های مرتبط ۳ در اختیار مرکز قرار دهد.</text:p>
      <text:p text:style-name="P1"/>
      <text:p text:style-name="P1">تسهیل انتقال دانش:</text:p>
      <text:p text:style-name="P1">برگزاری جلسات آموزشی و انتقال تجربیات تخصصی جهت بهبود توان پژوهشی و فنی دانشگاه از جمله اهداف این</text:p>
      <text:p text:style-name="P1"/>
      <text:p text:style-name="P1">پنل است:</text:p>
      <text:p text:style-name="P1"/>
      <text:p text:style-name="P1">همکاری در پروژه‌های نو آورانه:</text:p>
      <text:p text:style-name="P1">حمایت فنی و مشاوره جهت راهاندازی پروژه‌های پژوهشی پیشرفته با بهره‌گیری از فناوری‌های ارائه‌شده.</text:p>
      <text:p text:style-name="P1"/>
      <text:p text:style-name="P1">مشارکت فعال در اجرای پروژه‌های تحقیقاتی و صنعنی در حوزه موضوع تفاهم‌نامه</text:p>
      <text:p text:style-name="P1"/>
      <text:p text:style-name="P1">۰</text:p>
      <text:p text:style-name="P1"/>
      <text:p text:style-name="P1">تعیین نقش‌ها و مسئولیت‌ها:</text:p>
      <text:p text:style-name="P1">شرکت با همکاری مشترک با دانشگاه در تدوین برنامه‌های پروژه‌های تحقیقاتی و صنعتی؛ نقش‌های فنی و اجرایی</text:p>
      <text:p text:style-name="P1"/>
      <text:p text:style-name="P1">خود را به‌وضوح مشخص می‌کند.</text:p>
      <text:p text:style-name="P1"/>
      <text:p text:style-name="P1">17</text:p>
      <text:p text:style-name="P1"/>
      <text:p text:style-name="P1">و</text:p>
      <text:p text:style-name="P1"/>
      <text:p text:style-name="P1">رس یسم</text:p>
      <text:p text:style-name="P1">۰ اجرای پروژه‌های تحقیقاتی: تن</text:p>
      <text:p text:style-name="P1">مشارکت در تمامی مراحل برنامه‌ریزی» پیاده‌سازی» ارزیابی و تحویل نتایج پروژه‌های تحقیقاتی به‌گونه‌ای که</text:p>
      <text:p text:style-name="P1"/>
      <text:p text:style-name="P1">تضمین کننده انتقال فناوری و بهره‌برداری اقتصادی از دستاوردهای پژوهشی باشد.</text:p>
      <text:p text:style-name="P1"/>
      <text:p text:style-name="P1">۰ ارتباط مستمر با تیم‌های پژوهشی:</text:p>
      <text:p text:style-name="P1">ایجاد سامانه‌های ارتباطی جهت تبادل نظر و رفع ابهامات فنی با تیم‌های پژوهشی دانشگاه.</text:p>
      <text:p text:style-name="P1"/>
      <text:p text:style-name="P1">۷ ایجاد بسترهای لازم برای تجاری‌سازی نتایج تحقیقات مشترک</text:p>
      <text:p text:style-name="P1"/>
      <text:p text:style-name="P1">۰ _ تحلیل بازار و ارزیابی تجاری: برر سی بازار هدف تحلیل قابلیت‌های تجاری سازی و ارائه مدل‌های 5 سب‌وکار</text:p>
      <text:p text:style-name="P1"/>
      <text:p text:style-name="P1">جهت بهره‌برداری از دستاوردهای پژوهشی مشترک.</text:p>
      <text:p text:style-name="P1"><text:soft-page-break/></text:p>
      <text:p text:style-name="P1">۰ تدوین استراتژی‌های بازاریابی:</text:p>
      <text:p text:style-name="P1">ارائه مشاوره در زمینه تدوین استراتژی‌های بازاریابی و راهکارهای معرفی محصولات و خدمات مبتنی بر فناوری‌های</text:p>
      <text:p text:style-name="P1">توسعه‌یافته.</text:p>
      <text:p text:style-name="P1"/>
      <text:p text:style-name="P1">۰ حمایت از راه‌اندازی استارتاپ‌ها:</text:p>
      <text:p text:style-name="P1">ایجاد شبکه‌های حمایتی و ارائه خدمات مشاوره‌ای جهت ترویج و حمایت از کسب‌وکارهای نوپا نا شی از پروژه‌های</text:p>
      <text:p text:style-name="P1"/>
      <text:p text:style-name="P1">مشترک.</text:p>
      <text:p text:style-name="P1">۸ مشارکت در اجرای پروژه‌های تحقیقاتی و صنعتی مشترک در حوزه موضوع تفاهم‌نامه</text:p>
      <text:p text:style-name="P1"/>
      <text:p text:style-name="P1">همکاری فنی و اجرایی:</text:p>
      <text:p text:style-name="P1">علاوه بر مشارکت در تعریف پروژه‌ها. شرکت متعهد است در تمامی مراحل اجرای پروژه‌های مشترک (از طرح اولیه</text:p>
      <text:p text:style-name="P1">تا تحویل نهایی) حضور فعال داشته باشد.</text:p>
      <text:p text:style-name="P1"/>
      <text:p text:style-name="P1">مدیریت ریسک و کنترل کیفیت:</text:p>
      <text:p text:style-name="P1">ارزیابی مداوم ریسک‌های فنی و ارائه راهکارهای مدیریتی جهت تضمین کیفیت و انطباق با اسستانداردهای</text:p>
      <text:p text:style-name="P1"/>
      <text:p text:style-name="P1">تعیین‌شده.</text:p>
      <text:p text:style-name="P1"/>
      <text:p text:style-name="P1">۰ بازخورد و بهبود مستمر:</text:p>
      <text:p text:style-name="P1">دریافت بازخورد از دانشگاه و اصلاح فرآیندهای فنی و اجرایی جهت بهبود مستمر عملکرد پروژه‌ها.</text:p>
      <text:p text:style-name="P1"/>
      <text:p text:style-name="P1">‎٩‏ ارائه گزارش منظم به دانشگاه درباره عملکرد مرکز مشکلات فنی و اقدامات انجام‌شده</text:p>
      <text:p text:style-name="P1"/>
      <text:p text:style-name="P1">گزارش‌دهی دوره‌ای:</text:p>
      <text:p text:style-name="P1">ارائه گزارش‌های فنی ماهانه و فصلی شامل وضعیت عملکرد. مشکلات شناسایی‌شده و اقدامات اصلاحی انجام‌شده.</text:p>
      <text:p text:style-name="P1">جلسات هماهنگی:</text:p>
      <text:p text:style-name="P1"/>
      <text:p text:style-name="P1">برگزاری جلسات مشترک جهت بررسی گزارش‌ها. تبادل اطلاعات و تعیین راهکارهای بهبود عملکرد مرکز.</text:p>
      <text:p text:style-name="P1">شفافیت اطلاعات:</text:p>
      <text:p text:style-name="P1"/>
      <text:p text:style-name="P1">تمامی گزارش‌ها باید به‌صورت مستند و قابل پیگیری بوده و در صورت درخواست دانشگاه. جزئیات کامل ارائه</text:p>
      <text:p text:style-name="P1"/>
      <text:p text:style-name="P1">گردد.</text:p>
      <text:p text:style-name="P1"/>
      <text:p text:style-name="P1">۰ رعایت استانداردها و کلیه قوانین کشور از جمله مقررات دانشگاه</text:p>
      <text:p text:style-name="P1"/>
      <text:p text:style-name="P1">پایبندی به استانداردهای فنی:</text:p>
      <text:p text:style-name="P1"/>
      <text:p text:style-name="P1">مرکز پردازش کلان داده موظف است تمامی فعالیت‌های خود را مطابق با استانداردهای ملی و بین‌المللی انجام</text:p>
      <text:p text:style-name="P1">دهد. همچنین مکلف | ست با نظارت م ستمر بر مرکز پردازش کلان داده, ذ سبت به متقا ضیان کار با مرکز مذکور و</text:p>
      <text:p text:style-name="P1">نیز راجع به کلان داده های ورودی و خروجی و انطباق فعالیت های انجام شده توسط متقاضیان با تمام مقررات</text:p>
      <text:p text:style-name="P1">جاری کشور بررسی و اقدامات قانونی لازم را بعمل آورد به نحوی که مرکز کلان داده. وسیله ای جهت سوءاستفاده</text:p>
      <text:p text:style-name="P1">افراد از منافع ملی و منافع دانشگاه نگردد.</text:p>
      <text:p text:style-name="P1"/>
      <text:p text:style-name="P1">رعایت قوانین و مقررات:</text:p>
      <text:p text:style-name="P1"/>
      <text:p text:style-name="P1">تمامی خدمات ارائه‌شده در چارچوب قوانین جاری کشور و مقررات داخلی دانشگاه خواهد بود و در صورت بروز</text:p>
      <text:p text:style-name="P1">هرگونه عدم انطباق. شرکت مسئول اقدامات اصلاحی خواهد بود.</text:p>
      <text:p text:style-name="P1"/>
      <text:p text:style-name="P1">تضمین کیفیت و ایمنی:</text:p>
      <text:p text:style-name="P1"/>
      <text:p text:style-name="P1">استفاده از بهترین روش‌ها و فناوری‌ها جهت تضمین کیفیت خدمات و امنیت تجهیزات در تمامی مراحل <text:soft-page-break/>اجرای</text:p>
      <text:p text:style-name="P1">پروژه.</text:p>
      <text:p text:style-name="P1"/>
      <text:p text:style-name="P1">شرکت متعهد گردید که خدمات م شابه با اين قرارداد را در ساير واحدهای داز شگاه آزاد ا سلامی سرا سر ک شور</text:p>
      <text:p text:style-name="P1">بواسطه مرکز پردازش کلان داده به انجام برساند.</text:p>
      <text:p text:style-name="P1"/>
      <text:p text:style-name="P1">۱( توسعه و بهیود زیرساخت‌های فنی</text:p>
      <text:p text:style-name="P1"/>
      <text:p text:style-name="P1">۰ پیش‌بینی و ارتقاء امکانات: شرکت مسئول ارائه پیث پیشنهادات فنی و نیز تهیه و نصب و راه اندازی سخت افزار و نرم</text:p>
      <text:p text:style-name="P1"/>
      <text:p text:style-name="P1">افزار های پیشرفته جهت توسعه و بهبود مستمر زیرساخت‌های مرکز پردازش کلان داده, شامل ارتقاء سرورها,</text:p>
      <text:p text:style-name="P1"/>
      <text:p text:style-name="P1">شبکه‌ها و نرم‌افزارها می‌باشد.</text:p>
      <text:p text:style-name="P1"/>
      <text:p text:style-name="P1">۰ سنجش عملکرد و تحلیل کلان داده‌ها:</text:p>
      <text:p text:style-name="P1">اجرای دوره‌ای ارزیابی عملکرد تجهیزات و تحلیل کلان داده‌های حاصل از سیستم‌های نظارتی جهت شناسایی نقاط</text:p>
      <text:p text:style-name="P1"/>
      <text:p text:style-name="P1">ضعف و بهبود کارایی سیستم.</text:p>
      <text:p text:style-name="P1"/>
      <text:p text:style-name="P1">۳ ارائه خدمات مشاوره‌ای به دانشگاه در زمینه‌های مرتبط با پردازش کلان داده و فناوری اطلاعات بصورت</text:p>
      <text:p text:style-name="P1">رایگان</text:p>
      <text:p text:style-name="P1"/>
      <text:p text:style-name="P1">۰ تدوین استراتژی‌های فناوری:</text:p>
      <text:p text:style-name="P1">شرکت متعهد است در تدوین استراتزی‌های فن‌آورانه و نوآوری دانشگاه م شارکت نماید و راهکارهای به‌روز را ارائه</text:p>
      <text:p text:style-name="P1">کنت.</text:p>
      <text:p text:style-name="P1"/>
      <text:p text:style-name="P1">۰ ارائه خدمات مشاوره‌ای مستمر:</text:p>
      <text:p text:style-name="P1">ارائه م شاوره‌های فنی و تخصصی در خصوص به‌کارگیری فناوری‌های نوین؛ بهبود فرآیندهای پردازش کلان داده و</text:p>
      <text:p text:style-name="P1">راهکارهای نوآورانه جهت توسعه پژوهش‌های دانشگاه.</text:p>
      <text:p text:style-name="P1"/>
      <text:p text:style-name="P1">۳ حمایت از دانشگاه در برگزاری رویدادها و نمایشگاه‌های علمی و فناوری</text:p>
      <text:p text:style-name="P1"/>
      <text:p text:style-name="P1">۰ نمایندگی فنی در رویدادها:</text:p>
      <text:p text:style-name="P1">شرکت متعهد است به‌عنوان شریک استراتژیک دانشگاه در رویدادها و نمایشگاه‌های ملی و بین‌المللی علمی و</text:p>
      <text:p text:style-name="P1">فناوری حضور فعال داشته و نقش نمایندگی فنی و مشاوره‌ای را ایفا کند.</text:p>
      <text:p text:style-name="P1"/>
      <text:p text:style-name="P1">۰ حمایت از فعالیت‌های تبلیغاتی:</text:p>
      <text:p text:style-name="P1">همکاری در تهیه مطالب تبلیغاتی. ارائه نمونه‌های فیزیکی تجهیزات برای تجهیز کردن غرفه, ارائه نمونه‌های عملی</text:p>
      <text:p text:style-name="P1">از دستاوردها و برگزاری کارگاه‌های تخصصی جهت افزایش دیده‌شدن فعالیت‌های مشسترک در محافل علمی و</text:p>
      <text:p text:style-name="P1"/>
      <text:p text:style-name="P1">۳</text:p>
      <text:p text:style-name="P1">۴ تعهد به تأمین هرگونه سخت‌افزار مورد نیاز دانشگاه</text:p>
      <text:p text:style-name="P1"/>
      <text:p text:style-name="P1">‎٩‏ شرکت متعهد می‌ شود کلیه نیازهای سخت‌افزاری اجرای طرح در دانشگاه در تمامی بخش‌های ۲ را به نحو مطلوب</text:p>
      <text:p text:style-name="P1"/>
      <text:p text:style-name="P1">‏و به‌روز بصورت مرتفع نماید. این تعهد به‌عنوان یکی از بزرگ‌ترین دسستاوردهای فنی و اجرایی اين پروژه در نظر</text:p>
      <text:p text:style-name="P1"/>
      <text:p text:style-name="P1">‏گرفته‌شده و شامل ارائه راهکارهای جامع جهت طراحی, تأمین. نصب و به‌روزرسانی تجهیزات فنی مورد نیاز دانشگاه</text:p>
      <text:p text:style-name="P1"/>
      <text:p text:style-name="P1">‏در اجرای این طرح می‌باشد.</text:p>
      <text:p text:style-name="P1"/>
      <text:p text:style-name="P1">‏۵. به‌روزرسانی بخش دیتاسنتر دانشگاه با جدیدترین تکنولوژی‌های روز دنا</text:p>
      <text:p text:style-name="P1"><text:soft-page-break/>‎٩‏ شرکت همچنین متعهد می‌ شود که کلیه دیتاسنترهای دانشگاه از وضعیت فرسوده و غیراستاندارد کنونی به حالتی</text:p>
      <text:p text:style-name="P1">مطابق با استانداردهای به‌روز جهانی؛ با بلاترین سسطح کاربری و راندمان به‌طور کامل ارتقایاد. ان امر از طریق</text:p>
      <text:p text:style-name="P1"/>
      <text:p text:style-name="P1">‎20</text:p>
      <text:p text:style-name="P1"/>
      <text:p text:style-name="P1">بهره‌گیری از فناوری‌های نوین. اجرای طرح‌های جامع بهبود عملکرد و ایجاد زیر ساخت‌های مدرن برای ذخیره سازی</text:p>
      <text:p text:style-name="P1"/>
      <text:p text:style-name="P1">و پردازش کلان داده تضمین خواهد شد.</text:p>
      <text:p text:style-name="P1"/>
      <text:p text:style-name="P1">شرکت در تمامی موارد فوق موظف است که خدمات خود را با بالاترین سطح کیفیت. شفافیت و در موعد مقر ارائه نماید. عدم</text:p>
      <text:p text:style-name="P1">اجرای صحیح يا به‌موقع تعهدات مذکور می‌تواند منجر به درخوا ست جبران خ سارت. اعمال جریمه‌های مالی و حتی ف سخ قرارداد</text:p>
      <text:p text:style-name="P1">همراه با ادعای جبران خسارت مالی و زمانی از جانب دانشگاه شود. با ارائه گزارش‌های منظم و پایش دقیق عملکرد. شرکت تضمین</text:p>
      <text:p text:style-name="P1">می‌کند که تمامی فرآیندها مطابق با استانداردهای تعیین‌شده و در هماهنگی کامل با دانشسگاه انجام می‌شسود. درحالی که</text:p>
      <text:p text:style-name="P1">مسئولیت‌های اصلی در این بخش بر عهده شرکت بوده و دانشگاه در این خصوص کمترین دخالت اجرایی خواهد داشت.</text:p>
      <text:p text:style-name="P1"/>
      <text:p text:style-name="P1">*_بعد از انقضای قرارداد. شرکت موظف است بدون هیچ ادعایی. فضای اختصاص یافته به خود در دانشگاه را با أَخذ رسید</text:p>
      <text:p text:style-name="P1"/>
      <text:p text:style-name="P1">کتبی تخلیه و صحیحاً سالماً تحویل رئیس دانشگاه نماید والا ملزم به پرداخت خسارت تأخیر روزانه از قرار هر روز</text:p>
      <text:p text:style-name="P1">۰۰ ریال در حق دانشگاه و تا زمان تخلیه کامل خواهد بود.</text:p>
      <text:p text:style-name="P1"/>
      <text:p text:style-name="P1">بخش ۵: مدل اجرایی همکاری و مراحل پیاده‌سازی</text:p>
      <text:p text:style-name="P1"/>
      <text:p text:style-name="P1">این بخش چارچوب جامع اجرایی پروژه را تنظیم می‌کند و مراحل و فازهای پیاده‌سازی مرکز پردازش کلان داده را به تفصیل</text:p>
      <text:p text:style-name="P1">مشخص می‌نماید. هدف از این بخش, ایجاد برنامه‌ای زمان‌بندی‌شده. شفاف و قابل سنجش است که بر اساس آن هر دو طرف</text:p>
      <text:p text:style-name="P1">(دانشگاه و شرکت) وظایف و مسئولیت‌های خود را به‌طور دقیق ارائه نموده و روند پیشرفت پروژه را تحت نظارت یک کمیته راهبری</text:p>
      <text:p text:style-name="P1">مشترک قرار می‌دهد. در این مدل, دانشگاه مسئول تأمین محل و زیر ساخت‌های فیزیکی است و شرکت مسئول تأمین تجهیزات.</text:p>
      <text:p text:style-name="P1">نصب. راه‌اندازی,پشتیبانی فنی و به‌روزرسانی مداوم می‌باشد. مدت اعتبار این قرارداد از تاریخ امضاء آن از سوی طرفین ۵ سال تمام</text:p>
      <text:p text:style-name="P1">شم سی خواهد بود که در صورت موافقت کتبی طرفین و پس از أخذ مجوزات لازم از جمله مجوز از کمي سیون معاملات دان شگاه</text:p>
      <text:p text:style-name="P1">قابل تمدید بین طرفین خواهد بود.</text:p>
      <text:p text:style-name="P1"/>
      <text:p text:style-name="P1">۱ تقسیم‌بندی فازهای اجرابی پروژه:</text:p>
      <text:p text:style-name="P1">۱ فاز اول - تأمین زیرساخت‌های اولیه توسط دانشگاه:</text:p>
      <text:p text:style-name="P1"/>
      <text:p text:style-name="P1">۰ وظایف:</text:p>
      <text:p text:style-name="P1">۰ تأمین فضای فیزیکی مناسب برای راه‌اندازی مرکز پردازش کلان داده؛</text:p>
      <text:p text:style-name="P1"/>
      <text:p text:style-name="P1">فراهم‌سازی زیرساخت‌های اساسی از جمله برق پایدار اینترنت پرسرعت. سیستم‌های سرمایشی و امنیتی؛</text:p>
      <text:p text:style-name="P1"/>
      <text:p text:style-name="P1">9 آماده‌سازی محل از نظر ایمنی و محیط زیستی جهت پذیرش تجهیزات فنی.</text:p>
      <text:p text:style-name="P1"/>
      <text:p text:style-name="P1">زمان‌بندی:</text:p>
      <text:p text:style-name="P1">۰ این فاز در مدت زمانی مشخص (۴۵ روز) به اتمام می‌رسد.</text:p>
      <text:p text:style-name="P1">۰ شاخص‌های عملکرد:</text:p>
      <text:p text:style-name="P1">* _ تأیید صحت و کیفیت فضای فیزیکی توسط شرکت؛</text:p>
      <text:p text:style-name="P1">۰ لبق زیرساخت‌ها با استانداردهای فنی تعیین‌شده؛</text:p>
      <text:p text:style-name="P1">* _برگزاری جلسه مشترک برای بازرسی و پذیرش نهایی زیرساخت‌های آماده شده.</text:p>
      <text:p text:style-name="P1">۲ فاز دوم -نصب تجهیزات و راه‌اندازی آزمایشی (پایلوت):</text:p>
      <text:p text:style-name="P1">وظابف:</text:p>
      <text:p text:style-name="P1"><text:soft-page-break/>* _ شرکت مسئول تأمین تجهیزات سخت‌افزاری و نرم‌افزاری موردنیاز جهت ایجاد بستر پردازش کلان داده؛</text:p>
      <text:p text:style-name="P1">* _ نصب و راه‌اندازی سیستم‌ها در فضای فراهم‌شده توسط دانشگاه؛</text:p>
      <text:p text:style-name="P1">۰ _ راه‌اندازی آزمایشی (پایلوت) جهت ارزیابی عملکرد سیستم در شرایط واقعی.</text:p>
      <text:p text:style-name="P1">۰ زمان‌بندی:</text:p>
      <text:p text:style-name="P1">۰ _ پس از اتمام فاز اول. این فاز طی یک بازه زمانی مشخص (۴۵ روز) اجرا می‌شود.</text:p>
      <text:p text:style-name="P1">۰ شاخص‌های عملکرد:</text:p>
      <text:p text:style-name="P1">* _ گذراندن آزمون‌های عملکردی و تست‌های یکپارچگی سیستم؛</text:p>
      <text:p text:style-name="P1">‎ *‏ دستیابی به شاخص‌های تعیین‌شده مانند زمان پاسخ سیستم. پایداری عملیاتی و کارایی پردازشی؛</text:p>
      <text:p text:style-name="P1">* _تأیید عملکرد سیستم توسط کمیته راهبری مشترک.</text:p>
      <text:p text:style-name="P1">۳. فاز سوم - توسعه ظرفیت و بهره‌برداری کامل:</text:p>
      <text:p text:style-name="P1">وظایف:</text:p>
      <text:p text:style-name="P1">۶ _ پس از موفقیت‌آمیز بودن فاز پایلوت. شرکت نسبت به ارتقاء ظرفیت‌های فنی سیستم اقدام می‌کند؛</text:p>
      <text:p text:style-name="P1">* _دانشگاه با به‌روزر سانی و بهبود زیر ساخت‌های فیزیکی در هماهنگی با شرکت. ضای لازم جهت افزایش</text:p>
      <text:p text:style-name="P1">ظرفیت را فراهم می‌سازد؛</text:p>
      <text:p text:style-name="P1"/>
      <text:p text:style-name="P1">*_بهینه‌سازی روندهای عملیاتی و افزایش مقیاس سیستم جهت پذیرش پروژه‌های ملی و بین‌المللی:</text:p>
      <text:p text:style-name="P1"/>
      <text:p text:style-name="P1">۰ زمان‌بندی:</text:p>
      <text:p text:style-name="P1"/>
      <text:p text:style-name="P1">22</text:p>
      <text:p text:style-name="P1"/>
      <text:p text:style-name="P1">بط سسست|ا</text:p>
      <text:p text:style-name="P1">ِ ۱ ۳7</text:p>
      <text:p text:style-name="P1">۰ آغاز این فاز بلافاصله پس از پذیرش فاز پایلوت و در قالب برنامه توسعه‌ای تعیین شده انجام می‌گیرد (طی</text:p>
      <text:p text:style-name="P1">۶ماه).</text:p>
      <text:p text:style-name="P1"/>
      <text:p text:style-name="P1">۰ شاخص‌های عملکرد؛:</text:p>
      <text:p text:style-name="P1">* _ افزایش میزان پردازش و کارایی سیستم مطایق با استانداردهای تعریف‌شده؛</text:p>
      <text:p text:style-name="P1">۰ _ موفقیت در برگزاری پروژه‌های آزمایشی و انتقال به پروژه‌های گسترده‌تر؛</text:p>
      <text:p text:style-name="P1">۰ _ ارزیابی دوره‌ای عملکرد و ثبت بهبودهای فنی توسط کمیته نظارتی.</text:p>
      <text:p text:style-name="P1">۴. فاز چهارم - بهره‌برداری کامل و تجاری‌سازی:</text:p>
      <text:p text:style-name="P1">وظایف:</text:p>
      <text:p text:style-name="P1">* _ پس از تثبیت عملکرد و ارتقاء ظرفیت‌هاء مرکز وارد فاز بهره‌برداری کامل می‌شود؛</text:p>
      <text:p text:style-name="P1">*_ارائه خدمات پردازشی و مشاوره فنی به صنایع و سازمان‌های داخلی و بین‌المللی؛</text:p>
      <text:p text:style-name="P1">* _ تدوین استراتژی‌های تجاری‌سازی جهت استفاده از دستاوردهای پژوهشی و انتقال فناوری به بازار.</text:p>
      <text:p text:style-name="P1">۰ زمان‌بندی:</text:p>
      <text:p text:style-name="P1">* _ این فاز پس از تحقق موفقیت‌های فاز سوم و تأیید عملکرد نهایی سیستم آغاز شده و در قالب برنامه‌های</text:p>
      <text:p text:style-name="P1"/>
      <text:p text:style-name="P1">بلندمدت (۱۵ ماه) اجرای شود که با توافق کتب فید از أخذ مجوزات قانونی لازم قاب</text:p>
      <text:p text:style-name="P1">جرایی می‌ س‌و تواقق فین و پس از مجوز نونی لا زم</text:p>
      <text:p text:style-name="P1"/>
      <text:p text:style-name="P1">۰ شاخص‌های عملکرد:</text:p>
      <text:p text:style-name="P1"/>
      <text:p text:style-name="P1">*_ دستیابی به اهداف عملکردی تجاری مانند افزايش تعداد پروژه‌های تجاری» نرخ رشد درآمدهای حاصل از</text:p>
      <text:p text:style-name="P1">مرکز؛</text:p>
      <text:p text:style-name="P1"/>
      <text:p text:style-name="P1">۰ _ دستیابی به معیارهای رضایت مشتریان و کاربران نهایی؛</text:p>
      <text:p text:style-name="P1"/>
      <text:p text:style-name="P1">* _ موفقیت در انتقال فناوری به بازار و تثبیت جایگاه رقابتی مرکز در صنعت.</text:p>
      <text:p text:style-name="P1"/>
      <text:p text:style-name="P1">۲ تعبین جداول زمانی و شاخص‌های عملکرد</text:p>
      <text:p text:style-name="P1">,۲ جداول زمانی کلی:</text:p>
      <text:p text:style-name="P1"/>
      <text:p text:style-name="P1">۰ برنامه‌ریزی دقیق:</text:p>
      <text:p text:style-name="P1"/>
      <text:p text:style-name="P1">7۸(</text:p>
      <text:p text:style-name="P1"/>
      <text:p text:style-name="P1">6۳۲</text:p>
      <text:p text:style-name="P1">۰ زمان‌بندی هر فاز با جزئیات دقیق تنظیم شده و در پیوست‌های قراردادی به‌عنوان ضمیمه فنی قزار 7</text:p>
      <text:p text:style-name="P1"/>
      <text:p text:style-name="P1"><text:soft-page-break/>می‌گیرد.</text:p>
      <text:p text:style-name="P1"/>
      <text:p text:style-name="P1">‎ *‏ تعیین مهلت‌های مشخص برای هر مرحله اجرایی به‌طوری که در صورت تأخیر. بندهای جریمه یا اقدامات</text:p>
      <text:p text:style-name="P1">اصلاحی اعمال گردد.</text:p>
      <text:p text:style-name="P1"/>
      <text:p text:style-name="P1">‏۳ شاخص‌های کلیدی عملکرد(۳5) :</text:p>
      <text:p text:style-name="P1">۰ برای فاز اول:</text:p>
      <text:p text:style-name="P1">* _ تکمیل و تحویل فضای فیزیکی به‌موقع؛</text:p>
      <text:p text:style-name="P1">* _تأیید کیفیت زیرساخت‌های ارائه‌شده از سوی شرکت؛</text:p>
      <text:p text:style-name="P1">۰ _ تأییدیه فنی و پذیرش محیط توسط کمیته راهبری.</text:p>
      <text:p text:style-name="P1">۰ برای فاز دوم</text:p>
      <text:p text:style-name="P1">* _ درصد موفقیت تست‌های عملکرد و یکپارچگی سیستم؛</text:p>
      <text:p text:style-name="P1">* _نرخ پایداری سیستم در شرایط آزمایشی؛</text:p>
      <text:p text:style-name="P1">۰ زمان پاسخگویی سیستم در مقابل بارهای آزمایشی.</text:p>
      <text:p text:style-name="P1">* _ تأییدیه فنی و پذیرش توسط کمیته راهبری.</text:p>
      <text:p text:style-name="P1">برای فاز سوم:</text:p>
      <text:p text:style-name="P1">۶ _افزایش درصد ظرفیت پردازشی نسبت به وضعیت پایلوت؛</text:p>
      <text:p text:style-name="P1">* _ ارزیابی عملکرد سیستم در اجرای پروژه‌های آزمایشی و عملیاتی؛</text:p>
      <text:p text:style-name="P1">۰ شاخص‌های رضایت کاربری و گزارش‌های دوره‌ای عملکرد.</text:p>
      <text:p text:style-name="P1">برای فاز چهارم:</text:p>
      <text:p text:style-name="P1">۰ میزان درآمدزایی و تجاری‌سازی دستاوردها؛</text:p>
      <text:p text:style-name="P1">۶ نرخ رشد بازار و پذیرش خدمات ارائه‌شده؛</text:p>
      <text:p text:style-name="P1">۶ ارزیابی دوره‌ای توسط کمیته راهبری بر مبنای اهداف تعیین‌شده در قرارداد.</text:p>
      <text:p text:style-name="P1">۴ نظارت و کنترل پیشرفت:</text:p>
      <text:p text:style-name="P1"/>
      <text:p text:style-name="P1">‏۰ کمیته راهبری مشترک:</text:p>
      <text:p text:style-name="P1"/>
      <text:p text:style-name="P1">‎24</text:p>
      <text:p text:style-name="P1"/>
      <text:p text:style-name="P1">۶ تشکیل یک کمیته مشترک از نمایندگان دانشگاه و شرکت جهت نظارت بر اجرای تمامی فازها؛</text:p>
      <text:p text:style-name="P1"/>
      <text:p text:style-name="P1">۰ برگزاری جا سات دوره‌ای ماهانه یا سه‌ماهه جهت ارزیابی پٍ شرفت و تعیین اقدامات | صلاحی در صورت بروز</text:p>
      <text:p text:style-name="P1"/>
      <text:p text:style-name="P1">ناهماهنگی يا تأخیر در اجرای پروژه.</text:p>
      <text:p text:style-name="P1">۰ گزارش‌دهی منظم:</text:p>
      <text:p text:style-name="P1">۰ شرکت موظف است در پایان هر فاز گزارش‌های جامع فنی. اجرایی و عملکردی تهیه کرده و به کمیته راهبری</text:p>
      <text:p text:style-name="P1">ارائه نماید؛</text:p>
      <text:p text:style-name="P1">۶ این گزارش‌ها شامل مقایسه وضعیت واقعی با برنامه زمان‌بندی و شاخص‌های عملکرد تعیین‌شده خواهد بود.</text:p>
      <text:p text:style-name="P1">۵ _ اصلاحات و به‌روزرسانی جداول زمانی:</text:p>
      <text:p text:style-name="P1">۰ انعطاف‌پذیری و شفافیت:</text:p>
      <text:p text:style-name="P1">* _ در صورت بروز مشکلات غیرمنتظره یا تغییرات لازم در شرایط عملیاتی» جداول زمانی و شاخص‌های عملکرد با</text:p>
      <text:p text:style-name="P1">توافق دو طرف و به‌صورت کتبی به‌روزرسانی می‌شود؛</text:p>
      <text:p text:style-name="P1"/>
      <text:p text:style-name="P1">. تمامی تغییرات باید مستند شده و تأیید کمیته راهبری شوند.</text:p>
      <text:p text:style-name="P1"/>
      <text:p text:style-name="P1">این مدل اجرایی همکاری, با تقسیم‌بندی فازهای مشخص (پایلوت. توسعه ظرفیت. بهره‌برداری کامل و تجاری‌سازی) و تعیین</text:p>
      <text:p text:style-name="P1">جداول زمانی و شاخص‌های عملکرد. تضمین می‌کند که اجرای پروژه به‌طور منظم. شفاف و قابل نظارت پیش برود. هر دو طرف</text:p>
      <text:p text:style-name="P1">متعهد هستند تا در چارچوب زمان‌بندی تعیین شده عمل کرده و در صورت بروز هرگونه ناهماهنگی» به سرعت اقدامات | صلاحی</text:p>
      <text:p text:style-name="P1">لازم را با همکاری مشترک انجام دهند. این مدل اجرایی زمینه لازم برای تحقق اهداف پروژه. ارتقاء توان عملیاتی و تضمین موفقیت</text:p>
      <text:p text:style-name="P1"/>
      <text:p text:style-name="P1">بلندمدت مرکز پردازش کلان داده را فراهم می‌سازد.</text:p>
      <text:p text:style-name="P1"/>
      <text:p text:style-name="P1">بخش ۶: مدل مالی و تقسیم منافع</text:p>
      <text:p text:style-name="P1"/>
      <text:p text:style-name="P1">این بخش چارچوب جامع مالی همکاری را تنظیم می‌کند و نحوه تأمین هزینه‌ها؛ تقسیم درآمدها و مدیریت <text:soft-page-break/>منابع مالی را به‌طور</text:p>
      <text:p text:style-name="P1">شفاف و دقیق مشخص می‌نماید. در این همکاری. دانشگاه تأمین فضای فیزیکی و زیرساخت‌های محیطی از جمله برق پایدار:</text:p>
      <text:p text:style-name="P1">اینترنت پرسرعت. سیستم‌های سرمایشی و امنیتی را به عنوان سرمایه خود معرفی نموده؛ و از سویی دیگر شرکت تأمین تجهیزات</text:p>
      <text:p text:style-name="P1"/>
      <text:p text:style-name="P1">فنی پیشرفته. فناوری‌های نوین و تأمین نیروی متخصص را بعنوان سرمایه خود در پروژه وارد می‌سازد.</text:p>
      <text:p text:style-name="P1"/>
      <text:p text:style-name="P1">مدل مالی تنظیم شده بر مبنای تقسیم مسئولیت‌های مشخص و دقیق» شفافیت در گزارش‌دهی و نظارت مشترک» تضمین می‌کند</text:p>
      <text:p text:style-name="P1">که تمامی جریان‌های درآمدی - از اجاره فضا و ارائه خدمات پردازشی گرفته تا فروش نرم‌افزار. دوره‌های آموزشی. مشاوره تخصصی:</text:p>
      <text:p text:style-name="P1">جذب اسپانسر شیپ و پروژه‌های تحقیق و تو سعه و غیره بر اساس عواید حاصله و لست مورد تایید کمیته راهبری 7 به صورت</text:p>
      <text:p text:style-name="P1">منصفانه و بالسوبه بین طرفین تقسیم می گردد.</text:p>
      <text:p text:style-name="P1"/>
      <text:p text:style-name="P1">25</text:p>
      <text:p text:style-name="P1"/>
      <text:p text:style-name="P1">علاوه بر این. مدل مالی مذکور شامل مکانیزم‌های بازنگری دوره‌ای. نظارت م شترک از طریق کمیته اخت صا صی و رامکارهای حل</text:p>
      <text:p text:style-name="P1">اختلاف می‌باشد تا در طول دوره همکاری. هر گونه تغییر در شرایط اقتصادی يا عملیاتی با توافق کتبی دو طرف به‌روز شده و</text:p>
      <text:p text:style-name="P1">شفافیت کامل مالی ضمین شود. این ساختار مالی منوط به ارائه گزارش‌های دوره‌ای دقیق بر اساس استانداردهای &lt;سابداری و</text:p>
      <text:p text:style-name="P1">ارزیابی کارشناسی است تا بتوان از صحت محاسبات و انطباق مدل با اهداف تعیین‌شده اطمینان حاصل کرد.</text:p>
      <text:p text:style-name="P1"/>
      <text:p text:style-name="P1">به این ترتیب. نقش دانشگاه به تأمین بستر فیزیکی و محیطی مورد نیاز جهت بهر‌برداری از مرکز پردازش کلان داده و ارتباط با</text:p>
      <text:p text:style-name="P1"/>
      <text:p text:style-name="P1">صنایع ارگان‌ها و شرکت‌های خصوصی و دولتی اختصاص يافته و نقش شرکت در ارائه فناوری, تأمین و تهیه تجهیزات. پشتیبانی,</text:p>
      <text:p text:style-name="P1"/>
      <text:p text:style-name="P1">به‌روزرسانی مداوم و تأمین نیروی متخصص جهت ایجاد ارزش افزوده فنی و اقتصادی مرکز مشخص می‌گردد.</text:p>
      <text:p text:style-name="P1"/>
      <text:p text:style-name="P1">1</text:p>
      <text:p text:style-name="P1"/>
      <text:p text:style-name="P1">تأمین هزینه‌ها و سرمایه‌گذاری‌های اولیه</text:p>
      <text:p text:style-name="P1"/>
      <text:p text:style-name="P1">۰ سرمابه‌گذاری شرکت:</text:p>
      <text:p text:style-name="P1"/>
      <text:p text:style-name="P1">شرکیت: مسئول تأمین هزینه‌های خرید, نصب. راه‌اندازی, نگهداری و به‌روزرسانی تمامی تجهیزات سخت‌افزاری</text:p>
      <text:p text:style-name="P1">و نرم‌افزاری موردنیاز مرکز پردازش کلان داده است که بایستی ارزش سرمایه گذاری شرکت با تایید هیأت</text:p>
      <text:p text:style-name="P1">کارشناسان رسمی دادگستری در زمان اجرای پروژه حداقل ۲۰۰ میلیارد تومان برآورده شود والا سهم شرکت</text:p>
      <text:p text:style-name="P1">به نسبت میزان کسری از درصد تقسیم سود کاهش خواهد یافت.</text:p>
      <text:p text:style-name="P1"/>
      <text:p text:style-name="P1">علاوه بر این. شرکت در نقش مشاور تخصصی فعالیت خواهد کرد و با ارائه راهکارهای جامع و کار شناسی در</text:p>
      <text:p text:style-name="P1"/>
      <text:p text:style-name="P1">زمینه فناوری اطلاعات. به بهبود و بهینه‌سازی عملکرد مرکز و عقد قرارکلان دادها کمک خواهد نمود.</text:p>
      <text:p text:style-name="P1"/>
      <text:p text:style-name="P1">سرمایه‌گذاری دانشگاه:</text:p>
      <text:p text:style-name="P1"/>
      <text:p text:style-name="P1">دانشگاه متعهد به تأمین فضای فیزیکی مناسب. امکانات محیطی و خدمات پشتیبانی فیزیکی (برق پایدار:</text:p>
      <text:p text:style-name="P1">اینترنت. سرمایش. سیستم‌های امنیتی) می‌باشد. هزینه برق و اینترنت؛ بر اساس نرخ آزاد و تجاری؛ ملاک</text:p>
      <text:p text:style-name="P1">آورده و سرمایه گذاری دانشگاه می باشد.</text:p>
      <text:p text:style-name="P1">دانشگاه د ستاوردهای قطعی و ثابت شده حاصل از پروژه را به شیوه‌ای که صلاح بداند و در سطح گسترده به</text:p>
      <text:p text:style-name="P1">مخاطبان هدف معرفی و تبلیغ می نماید.</text:p>
      <text:p text:style-name="P1"/>
      <text:p text:style-name="P1">ارزش خدمات ارائه‌شده توسط دانشگاه به‌عنوان سرمایه دانشگاه در نظر گرفته‌شده و شرکت <text:soft-page-break/>آن را بعنوان آورده</text:p>
      <text:p text:style-name="P1"/>
      <text:p text:style-name="P1">دانشگاه برای مدت این قرارداد و جهت این مشارکت می پذیرد.</text:p>
      <text:p text:style-name="P1"/>
      <text:p text:style-name="P1">درآمدهای حاصل از فعالیت‌های مرکز و تقسیم منافع بر اساس حوزه‌های در آمدزا</text:p>
      <text:p text:style-name="P1"/>
      <text:p text:style-name="P1">در این قسمت. تمامی منابع درآمدی مرکز پردازش کلان داده شناسایی شده و نسبت تقسیم منافع بین دانشگاه و</text:p>
      <text:p text:style-name="P1"/>
      <text:p text:style-name="P1">شرکت به تفصیل ذکر می‌شود.</text:p>
      <text:p text:style-name="P1"/>
      <text:p text:style-name="P1">۲,۱ در آمدهای حاصل از اجاره فضای مرکز به دانشجویان:</text:p>
      <text:p text:style-name="P1"/>
      <text:p text:style-name="P1">۰ شرح: دریافت اجاره روزانه یا ماهانه از دانشجویانی که از امکانات پردازشی مرکز استفاده می‌کنند.</text:p>
      <text:p text:style-name="P1"/>
      <text:p text:style-name="P1">26</text:p>
      <text:p text:style-name="P1"/>
      <text:p text:style-name="P1">۲ درآمدهای حاصل از اجاره فضای مرکز به اساتید:</text:p>
      <text:p text:style-name="P1">شرح: ارائه امکانات پردازشی به اساتید جهت استفاده در پروژه‌های پژوهشی پا آموزشی.</text:p>
      <text:p text:style-name="P1"/>
      <text:p text:style-name="P1">۰ تقسیم منافع:</text:p>
      <text:p text:style-name="P1">توضیح: از آنجا که ارائه خدمات به اساتید و دانشجویان حسب درخواست دانشگاه می تواند شامل تخفیفات ویژه</text:p>
      <text:p text:style-name="P1">گردد. لذا در این صورت تخفیف در نظر گرفته شده از سوی دانشگاه» فقط در سهم دانشگاه اعمال می گردد.</text:p>
      <text:p text:style-name="P1"/>
      <text:p text:style-name="P1">۳,۳ در آمدهای حاصل از سفارش‌های خارحی (خدمات به سازمان‌ها و ارگان‌های خارج از دانشگاه):</text:p>
      <text:p text:style-name="P1"/>
      <text:p text:style-name="P1">۰ شرح: ارائه خدمات پردازشی, مشاوره فنی و اجرای پروژه‌های تحقیقاتی برای سازمان‌های خارج از دانشگاه که مورد</text:p>
      <text:p text:style-name="P1"/>
      <text:p text:style-name="P1">تایید مراجع نظارتی قرار گرفته باشند.</text:p>
      <text:p text:style-name="P1">۴ درآمدهای حاصل از سفارش‌های داخلی (خدمات و پروژه‌های ویژه در داخل کشور):</text:p>
      <text:p text:style-name="P1">۰ شرح: اجرای پروژه‌های خاص يا سفارشی در داخل دانشگاه یا برای نهادهای وابسته به دانشگاه.</text:p>
      <text:p text:style-name="P1">۵ درآمدهای حاصل از فروش نرم‌افزارها و راهکارهای پردازش کلان داده:</text:p>
      <text:p text:style-name="P1"/>
      <text:p text:style-name="P1">شرح: فروش نرم‌افزارهای تخصصی و ارائه راهکارهای کاربردی پردازش کلان داده به مشتریان خارجی و داخلی پس</text:p>
      <text:p text:style-name="P1">از تایید نهادهای نظارتی.</text:p>
      <text:p text:style-name="P1"/>
      <text:p text:style-name="P1">۲,۶ در آمدهای حاصل از دوره‌های آموزشی و کارگاه‌های تخصصی</text:p>
      <text:p text:style-name="P1">» _ شرح: برگزاری دوره‌های آموزشی. کارگاه‌های تخصصی و سمینارها در زمینه پردازش کلان داده و هوش مصنوعی.</text:p>
      <text:p text:style-name="P1">۷ درآمدهای حاصل از خدمات مشاوره تخصصی :</text:p>
      <text:p text:style-name="P1">» _ شرح اراله خدمات مشاوره در زمینه‌های فنی و پژوهشی مرتبط با پردازش کلان داده و فناوری اطلاعات.</text:p>
      <text:p text:style-name="P1">۸ درآمدهای حاصل از جذب اسپانسرشیپ و تبلیغات :</text:p>
      <text:p text:style-name="P1">» _ شرح :دریافت اسپانسرشیپ از شرکت‌ها و تبلیغات مرتبط با فعالیت‌های مرکز پردازش کلان داده.</text:p>
      <text:p text:style-name="P1">‎٩‏ درآمدهای حاصل از خدمات ابری و ذخیره‌سازی کلان داده :</text:p>
      <text:p text:style-name="P1">۰ شرح :ارائه خدمات ابری و ذخیره‌سازی کلان داده به مشتریان خارجی و داخلی.</text:p>
      <text:p text:style-name="P1">۰ در آمدهای حاصل از پروژه‌های تحقیق و توسعه مشترک با صنایع :</text:p>
      <text:p text:style-name="P1">۰ _ شرح :اجرای پروژه‌های تحقیق و توسعه با همکاری صنایع و دریافت درآمد از این همکاری‌ها.</text:p>
      <text:p text:style-name="P1"/>
      <text:p text:style-name="P1">۱۲,۱ درآمدهای حاصل از سفارش پیاده‌سازی مرکز کلان داده در دانشگاه‌های دیگر</text:p>
      <text:p text:style-name="P1"/>
      <text:p text:style-name="P1">27</text:p>
      <text:p text:style-name="P1"/>
      <text:p text:style-name="P1">۰ شرح :اجرای پروژه‌های پیاده‌سازی مراکز مشترک با معرفی دانشگاه و دریافت درآمد از این همکاری‌ها.</text:p>
      <text:p text:style-name="P1"/>
      <text:p text:style-name="P1">تمام درآمدهای پیش بینی شده فوق و سایر درآمدهای پیش بینی نشده در این بخش همگی بر اساس عواید حاصله</text:p>
      <text:p text:style-name="P1">و لیست مورد تایید ناظر دانشگاه. بصورت بالسویه بین طرفین تقسیم خواهد شد.</text:p>
      <text:p text:style-name="P1"/>
      <text:p text:style-name="P1">۳ _ مدیریت منابع مالی و گزارش‌دهی شفاف</text:p>
      <text:p text:style-name="P1"><text:soft-page-break/>یک حساب مشترک جهت مدیریت جریان‌های نقدی ایجاد می‌گردد. به‌طوری که تمامی درآمدها و هزینه‌های مربوط به مرکز</text:p>
      <text:p text:style-name="P1">پردازش کلان داده به صورت شفاف ثبت شود؛ سپس سود خالص به‌د ست آمده (پس از کسر هزینه‌های عملیاتی و کسورات</text:p>
      <text:p text:style-name="P1">قانونی) در روزهای معین (آخرین روز ماه) بالسویه تقسیم می شود. این تقسیم سود تنها پس از تأیید گزارش‌های مالی دوره‌ای</text:p>
      <text:p text:style-name="P1">و نظارت دقیق کمیته مشترک انجام می‌شود و هرگونه برداشت یا تغییر در روند تقسیم سود مستلزم توافق کتبی هر دو طرف</text:p>
      <text:p text:style-name="P1">خواهد بود.</text:p>
      <text:p text:style-name="P1">۰ گزارش‌دهی دوره‌ای و شفاف:</text:p>
      <text:p text:style-name="P1">۶ _ شرکت موظف است گزارش‌های مالی دوره‌ای (ماهانه» شامل جزئیات درآمدها. هزینه‌های عملیاتی. سود و زیان</text:p>
      <text:p text:style-name="P1">تهیه و به دانشگاه ارائه کند.</text:p>
      <text:p text:style-name="P1">* تمامی گزارش‌ها بر | ساس استانداردهای &lt; سابداری و با ا ستفاده از | سناد و مدارک م ستند تنظیم شده و در</text:p>
      <text:p text:style-name="P1">اختیار حسابرسان مستقل قرار می‌گیرد.</text:p>
      <text:p text:style-name="P1">۰ کمیته نظارتی مشترک:</text:p>
      <text:p text:style-name="P1">* _ تشکیل یک کمیته نظارتی از نمایندگان دانشگاه و شرکت و ۲ نفر بی طرف جهت پایش دوره‌ای عملکرد مالی:</text:p>
      <text:p text:style-name="P1">صحت محاسبات و بررسی نسبت‌های تقسیم منافع ضروری است.</text:p>
      <text:p text:style-name="P1">* _ این کمیته مسئول رسیدگی به هرگونه اختلاف مالی در حین اجرای قرارداد و ارائه راهکارهای اصلاحی در</text:p>
      <text:p text:style-name="P1">صورت بروز مغایرت خواهد بود.</text:p>
      <text:p text:style-name="P1">۰ تنظیم و به‌روزرسانی مدل مالی:</text:p>
      <text:p text:style-name="P1">‎ *‏ مدل مالی مذکور به‌طور دورهای (سالانه) موردارزیابی قرار گرفته و در صورت نیازبه تغییر. با توافی کتبی طرفین</text:p>
      <text:p text:style-name="P1">به‌روز می‌شود.</text:p>
      <text:p text:style-name="P1">* تمامی تغییرات در درصدهای تقسیم درآمد و سایر شرایط مالی در ضمایم قراردادی ثبت و مستندسازی خواهد</text:p>
      <text:p text:style-name="P1"/>
      <text:p text:style-name="P1">۰ نحوه محاسیه مالیات بر درامد:</text:p>
      <text:p text:style-name="P1"/>
      <text:p text:style-name="P1">28</text:p>
      <text:p text:style-name="P1"/>
      <text:p text:style-name="P1">۶ هر یک از طرفین؛ نس بت به سهم در یافتی خود. متء‌هد به پردا خت ماایات بر درآ مد و کسورات</text:p>
      <text:p text:style-name="P1">قانونی(مالیاتبیمه.ارزش افزوده) بر اساس قوانین و مقررات جاری جمهوری اسلامی ایران می‌باشد. در محاسبه</text:p>
      <text:p text:style-name="P1">سود خالس و تقسیم منافع. مبلغ مربوط به مالیات بر درآمد به‌طور جداگانه از درآمد هر طرف کسر شده و</text:p>
      <text:p text:style-name="P1">پرداخت آن به عهده همان طرف خواهد بود. به‌طوری که هیچ‌گونه مسئولیتی در قبال مالیات طرف مقابل بر</text:p>
      <text:p text:style-name="P1">عهده هیچ یک از طرفین نخواهد بود. در صورت تغییر يا به‌روزرسانی قوانین مالیاتی. محاسبات مربوط به مالیات</text:p>
      <text:p text:style-name="P1">بر درآمد طبق سهم هر یک از طرفین مورد بازنگری قرار خواهد گرفت.</text:p>
      <text:p text:style-name="P1"/>
      <text:p text:style-name="P1">۰ هزینه‌های مالیاتی. حقوق و بیمه نیروی انسانی:</text:p>
      <text:p text:style-name="P1"/>
      <text:p text:style-name="P1">* _ هر یک از طرفین به‌طور انحصاری مسئول تأمین و پرداخت کلیه هزینه‌های ناشی از حقوق. بیمه. مالیات و سایر</text:p>
      <text:p text:style-name="P1">مزایای مرتبط با نیروی انسانی خود می‌باشند. از اين روء هیچ یک از طرفین ملزم به پرداخت هزینه‌های نیروی</text:p>
      <text:p text:style-name="P1">انسانی یا تعهدات مالیاتی طرف مقابل نخواهد بود و تمامی مسئولیت‌های مالی مربوط به نیروی انسانی به‌طور</text:p>
      <text:p text:style-name="P1"/>
      <text:p text:style-name="P1">کامل بر عهده همان طرف مربوطه خواهد بود.</text:p>
      <text:p text:style-name="P1"/>
      <text:p text:style-name="P1">۴ شفاف‌سازی شرایط مالکیت تجهیزات و زیرساخت‌ها</text:p>
      <text:p text:style-name="P1">۰ مالکیت تجهیزات فنی:</text:p>
      <text:p text:style-name="P1">»۰ _ تمام تجهیزات سخت‌فزاری, نرم‌افزارها و فناوری‌های تأمین‌شده توسط شرکت. به‌عنوان دارایی‌های فنی و</text:p>
      <text:p text:style-name="P1">تخصصی, منحصراً به مالکیت شرکت تعلق دارند و دانشگاه هیچ‌گونه حقی برای تصرف استفاده یا انتقال آن‌ها</text:p>
      <text:p text:style-name="P1">ندارد.</text:p>
      <text:p text:style-name="P1"/>
      <text:p text:style-name="P1"><text:soft-page-break/>۶ تمامی به‌روزرسانی‌هاء ارتقاء‌ها و نگهداری‌های فنی مربوط به این تجهیزات در حیطه مسئولیت شرکت قرار</text:p>
      <text:p text:style-name="P1"/>
      <text:p text:style-name="P1">می‌گیرد.</text:p>
      <text:p text:style-name="P1">۰ مالکیت فضای فیزیکی و زبرساخت‌های دانشگاه:</text:p>
      <text:p text:style-name="P1">* فضای فیزیکی. تجهیزات پشتیبانی محیطی و زير ساخت‌های ارائه شده تو سط دانشگاه به‌عنوان دارایی دانشگاه</text:p>
      <text:p text:style-name="P1"/>
      <text:p text:style-name="P1">محسوب می‌شود و منحصراً در مالکیت دانشگاه خواهد بود و شرکت هیچ گونه حقی برای ادامه تصرف یا</text:p>
      <text:p text:style-name="P1"/>
      <text:p text:style-name="P1">استفاده بعد از قرارداد نسبت به آن ندارد.</text:p>
      <text:p text:style-name="P1"/>
      <text:p text:style-name="P1">۰ استفاده از فضای دانشگاه و تجهیزات شرکت طبق شرایط و مقررات مندرج در قرارداد به صورت مشترک انجام</text:p>
      <text:p text:style-name="P1">می‌شود.</text:p>
      <text:p text:style-name="P1"/>
      <text:p text:style-name="P1">۶ کلیه تجهیزات تأمین شده توسط دانشگاه به‌عنوان دارایی‌های فنی و تخصصی به مالکیت دانشگاه تعلق دارند و</text:p>
      <text:p text:style-name="P1"/>
      <text:p text:style-name="P1">شرکت هیچ گونه حقی در هیچ زمانی برای تصرف آن‌ها ندارد.</text:p>
      <text:p text:style-name="P1"/>
      <text:p text:style-name="P1">29</text:p>
      <text:p text:style-name="P1"/>
      <text:p text:style-name="P1">سین مس</text:p>
      <text:p text:style-name="P1">/</text:p>
      <text:p text:style-name="P1"/>
      <text:p text:style-name="P1">۶ مالکیت فکری و معنوی پلتفرم هاء علایم تجاری و برند و حق شسهرت تجاری. مالکیت صسنعتی و طرح ها و7"</text:p>
      <text:p text:style-name="P1">دارایی های فکری تحصیل شده در دوران مشارکت (اعم از ثبت شده یا نشده) بالسویه متعلق به طرفین است</text:p>
      <text:p text:style-name="P1"/>
      <text:p text:style-name="P1">که وفق بخش ۱۷ این قرارداد نسبت به آنها عمل می گردد.</text:p>
      <text:p text:style-name="P1">۰۶ تسویه‌حساب در شرایط تغییر با فسخ قرارداد:</text:p>
      <text:p text:style-name="P1"/>
      <text:p text:style-name="P1">‎ *‏ در صورت فسخ یا تفییر قرارداد. نحوه تسویه‌حساب تجهیزات و دارایی‌های مشترک بر اساس ارزیابی کارشناسی</text:p>
      <text:p text:style-name="P1"/>
      <text:p text:style-name="P1">‏و طبق شرایط ذیل بخش ۷ این قرارداد تعیین می‌شود.</text:p>
      <text:p text:style-name="P1"/>
      <text:p text:style-name="P1">‏۵ تضمین و تسهیل روند تمدید قرارداد</text:p>
      <text:p text:style-name="P1">۰ ارزبابی عملکرد مالی:</text:p>
      <text:p text:style-name="P1">‎ *‏ عملکرد مالی و بهره‌وری اقتصادی مرکز پردازش کلان داده در بازه‌های زمانی مشسخص (هر ۱۲ ماه) مورد</text:p>
      <text:p text:style-name="P1">ارزیابی دقیق قرار می‌گیرد.</text:p>
      <text:p text:style-name="P1">‎ *‏ نتایچ ارزیابی به‌عنوان مبنای تجدیدنظر در مدل تقسیم منافع و شرایط مالی برای دوره‌های بعدی مورد استفاده</text:p>
      <text:p text:style-name="P1">قرار می‌گیرد.</text:p>
      <text:p text:style-name="P1">تسهیل تمدید همکاری:</text:p>
      <text:p text:style-name="P1">*_ در صورت تحقق اهداف مالی و عملیاتی تعیین شده و با توافق کتبی طرفین, شرایط لازم جهت تمدید قرارداد</text:p>
      <text:p text:style-name="P1">پس از کسب مجوزات قانونی از مراجع قانونی و نظارتی فراهم خواهد شد.</text:p>
      <text:p text:style-name="P1"/>
      <text:p text:style-name="P1">‏۳ تمامی تغییرات احتمالی در مدل مالی به صورت کتبی از سوی کمیته نظارتی م شترک پي شنهاد و در صورت</text:p>
      <text:p text:style-name="P1"/>
      <text:p text:style-name="P1">‏موافقت کتبی طرفین ثبت می‌شود.</text:p>
      <text:p text:style-name="P1"/>
      <text:p text:style-name="P1">‏این مدل مالی و تقسیم منافع باهدف ایجاد چارچوبی شفاف, منصفانه و انعطاف‌پذیر تدوین شده است. تمامی درآمدها پس از کسر</text:p>
      <text:p text:style-name="P1">هزینه‌های عملیاتی. طبق در صدهای مشخص شده بین دانشگاه و شرکت تقسیم می شوند. گزارش‌دهی دوره‌ای. نظارت مشترک و</text:p>
      <text:p text:style-name="P1"/>
      <text:p text:style-name="P1">‏امکان بازنگری مدل مالی. تضمین کننده اجرای صحیح این چارچوب در طول دوره قرارداد و در صورت تمدید آن خواهد بود.</text:p>
      <text:p text:style-name="P1"><text:soft-page-break/></text:p>
      <text:p text:style-name="P1">‏بخش ۷: ضوابط حقوقی و اجرایی قرارداد</text:p>
      <text:p text:style-name="P1"/>
      <text:p text:style-name="P1">‏۰ مبنای حقوقی و چارچوب قانونی:</text:p>
      <text:p text:style-name="P1">این قرارداد بر اساس قوانین و مقررات جاری جمهوری اسلامی ایران تنظیم شده و تمامی مفاد آن مستلزم رعایت ضوابط</text:p>
      <text:p text:style-name="P1"/>
      <text:p text:style-name="P1">‎30</text:p>
      <text:p text:style-name="P1"/>
      <text:p text:style-name="P1">حقوقی صورت گیرد.</text:p>
      <text:p text:style-name="P1"/>
      <text:p text:style-name="P1">شرایط تغییر اصلاح و خاتمه قرارداد:</text:p>
      <text:p text:style-name="P1"/>
      <text:p text:style-name="P1">هرگونه تغییر. اصلاح يا افزودن به مفاد این قرارداد تنها با توافق کتبی و مستند میان طرفین امکان‌پذیر است. در صورت</text:p>
      <text:p text:style-name="P1">بروز شرایطی که اجرای مفاد قرارداد را تحت تأثیر قرار دهد. طرفین موظف‌اند در جلسات مشترک نسبت به تجدیدنظر و</text:p>
      <text:p text:style-name="P1">به‌روزرسانی مفاد اقدام نمایند. همچنین. خانمه قرارداد تنها در شرایط مشخص‌شده (مانند نقض تعهدات يا توافق طرفین)</text:p>
      <text:p text:style-name="P1">و با رعایت رویه‌های قانونی و اخطاریه‌های پیش‌نویس شده و یا در صورت انقضاء مدت مشارکت امکان‌پذیر خواهد بود. در</text:p>
      <text:p text:style-name="P1">این صورت (خاتمه قرارداد) حقوق مالکیت فکری و نیز دارایی های فکری (علایم تجاری, برندهاء طرح های صسنعتی و</text:p>
      <text:p text:style-name="P1">غیره)تحصیل شده در دوران مشارکت اعم از ثبت شده یا ثبت ذشده و همچنین تجهیزات سخت افزاری شرکت که در</text:p>
      <text:p text:style-name="P1">محل مرکز کلان داده م ستقر و در حال | ستفاده می با شد از سوی هیات ۵ نفره کار شنا سان ر سمی دادگ ستری مورد</text:p>
      <text:p text:style-name="P1">ارزیابی و ارزش گذاری قرار خواهد گرفت که سهم هر یک از طرفین نسبت به حقوق مالکیت فکری و نیز دارایی های</text:p>
      <text:p text:style-name="P1">فکری فوق الذکر بالسویه و برابر خواهد بود و هر یک از طرفین؛ در خرید سهم طرف دیگر نسبت به افراد ثالث. حق</text:p>
      <text:p text:style-name="P1">الویت خواهد داشت و در صورت رد پیشنهاد خرید. امکان فروش سهم خود به | شخاص ثالث را منوط به تایید نهادهای</text:p>
      <text:p text:style-name="P1">نظارتی و قانونی خواهد داشت.</text:p>
      <text:p text:style-name="P1"/>
      <text:p text:style-name="P1">همچنین تجهیزات سخت افزاری و نرم افزاری متعلق به شرکت که در محل مرکز کلان داده مسقر و در حال استفاده می</text:p>
      <text:p text:style-name="P1">با شد نیز تو سط این هیات کار شناسان ر سمی دادگستری ارزش گذاری می گردد که شرکت مکلف است بر اساس این</text:p>
      <text:p text:style-name="P1"/>
      <text:p text:style-name="P1">ارزیابی(در خاتمه قرارداد) تجهیزات مذ‌کور را به دانشگاه واگذار نماید.</text:p>
      <text:p text:style-name="P1"/>
      <text:p text:style-name="P1">: محرمانگی و حقوق مالکیت فکری</text:p>
      <text:p text:style-name="P1"/>
      <text:p text:style-name="P1">تعهد به حفظ محرمانگی:</text:p>
      <text:p text:style-name="P1">کلیه اطلاعات فنی تجاری. پژوهشی و مدیریتی که در جریان اجرای اين قرارداد تبادل می‌شود. به‌عنوان اطلاعات</text:p>
      <text:p text:style-name="P1">محرمانه محسوب شده و طرفین موظف‌اند از افشای آن به اشخاص ثالث بدون مجوز کتبی متقابل خودداری نمایند. این</text:p>
      <text:p text:style-name="P1"/>
      <text:p text:style-name="P1">تعهد حتی پس از انقضای قرارداد نیز پابرجا خواهد بود.</text:p>
      <text:p text:style-name="P1"/>
      <text:p text:style-name="P1">حقوق مالکیت فکری:</text:p>
      <text:p text:style-name="P1"/>
      <text:p text:style-name="P1">دستاوردهای پژوهشی و فناوری‌های توسعه‌یافته در چارچوب همکاری. حقوق مالکیت فکری آن‌ها بر اساس سیم</text:p>
      <text:p text:style-name="P1">سرمایه گذاری و مشارکت فنی هر یک از طرفین تعیین می‌شود. شرکت به‌عنوان تأمین کننده تجهیزات و فناوری‌های</text:p>
      <text:p text:style-name="P1">نوین. در زمینه‌های فنی حق استفاده و بهره‌برداری بیشتری را دارا خواهد بود+ درحالی که دانشگاه به دلیل تأمین فضای</text:p>
      <text:p text:style-name="P1">فیزیکی و زیرساخت‌های محیطی. سهم مربوطه از دستاوردها محفوظ خواهد بود. تمامی جزئیات مالکیت معنوی در</text:p>
      <text:p text:style-name="P1">ضمیمه‌های فنی و حقوقی این قرارداد مستند شده و هرگونه بهره‌برداری تجاری بدون موافقت کتبی طرف مقابل ممنوع</text:p>
      <text:p text:style-name="P1"><text:soft-page-break/></text:p>
      <text:p text:style-name="P1">است.</text:p>
      <text:p text:style-name="P1"/>
      <text:p text:style-name="P1">31</text:p>
      <text:p text:style-name="P1"/>
      <text:p text:style-name="P1">تعربف داراپی‌های فکری</text:p>
      <text:p text:style-name="P1">در این قرارداد "دارایی‌های فکری" شامل کلیه اختراعات» نرم‌افزارهاء کدهای منبع» پایگاه‌های کلان داده.</text:p>
      <text:p text:style-name="P1">مدل‌های ریا ضی. طرح‌های فنی؛ علائم تجاری, ایده‌ها. د ستورالعمل‌ها و سایر د ستاوردهای علمی» پژوه شی و</text:p>
      <text:p text:style-name="P1">فن‌آورانه حاصل از فعالیت‌های مشترک میان دانشگاه و شرکت می‌باشد.</text:p>
      <text:p text:style-name="P1"/>
      <text:p text:style-name="P1">مالکیت و تقسیم حقوق</text:p>
      <text:p text:style-name="P1">الف) حقوق مالکیت فکری به‌دست آمده در جریان اجرای پروژه باتوجه به مشارکت هر یک از طرفین. به صورت</text:p>
      <text:p text:style-name="P1">شترک و بالسویه تقسیم خواهد شد. مگر آنکه توافق کتبی دیگری صورت گیرد.</text:p>
      <text:p text:style-name="P1"/>
      <text:p text:style-name="P1">ب) هر یک از طرفین. دارایی‌های فکری پیشین خود که قبل از آغاز همکاری به‌طور مستقل به‌دست آمده‌اند را</text:p>
      <text:p text:style-name="P1">به‌طور کامل حفظ نموده و این دارایی‌ها تحت پوشش این قرارداد قرار نخواهند گرفت. مگر آن که در راستای</text:p>
      <text:p text:style-name="P1">این قرارداد مورد استفاده قرار گرفته باشد و يا تحت توسعه و بروزرسانی قرار گیرد.</text:p>
      <text:p text:style-name="P1"/>
      <text:p text:style-name="P1">ثبت و حمایت قانونی</text:p>
      <text:p text:style-name="P1"/>
      <text:p text:style-name="P1">الف) در صورت استفاده و ارائه دارایی های فکری سابق در اجرای این قرارداد و يا ایجاد دارایی‌های فکری</text:p>
      <text:p text:style-name="P1">جدید. ثبت آن‌ها با هماهنگی مشترک و بر اساس قوانین جاری جمهوری اسلامی ایران. بصورت بالسویه انجام</text:p>
      <text:p text:style-name="P1">خواهد شد و اقدامات لازم جهت ثبت و حمایت قانونی (از جمله اخذ اختراعات و ثبت علائم تجاری) صورت</text:p>
      <text:p text:style-name="P1"/>
      <text:p text:style-name="P1">خواهد گرفت.</text:p>
      <text:p text:style-name="P1"/>
      <text:p text:style-name="P1">ب) هزینه‌های مربوط به ثبت و حمایت قائونی. بالسویه هر یک از طرفین خواهد بود. مگر اینکه در توافقات</text:p>
      <text:p text:style-name="P1">کتبی دیگری تصریح شده باشد.</text:p>
      <text:p text:style-name="P1"/>
      <text:p text:style-name="P1">بهره‌برداری و تجاری‌سازی</text:p>
      <text:p text:style-name="P1"/>
      <text:p text:style-name="P1">الف) بهره‌برداری. اعطای مجوز (لایسنس» فروش یا انتقال حقوق مربوط به دارایی‌های فکری(ثبت شده یا</text:p>
      <text:p text:style-name="P1">ذشده) تنها با ک سب موافقت کتبی طرق مقابل و بر | ساس شرایط و ضوابط تعیین شده در این ماه صورت</text:p>
      <text:p text:style-name="P1">ب) شرایط بهره‌برداری از دارایی‌های فکری از جمله محدوده جغرافیایی. حوزه‌های فعالیت و سهم درآمد ناشی</text:p>
      <text:p text:style-name="P1"/>
      <text:p text:style-name="P1">از بهره‌برداری بااسویه خواهد بود مگر اینکه در طول مدت قرارداد بطور کتبی و به نحو دیگری طرفین ترا ضی</text:p>
      <text:p text:style-name="P1"/>
      <text:p text:style-name="P1">انتقال دانش و مستندسازی</text:p>
      <text:p text:style-name="P1"/>
      <text:p text:style-name="P1">الف) طرفین متعهد می‌شوند دانش فنی و دستاوردهای حاصل از همکاری را به‌صورت دوره‌ای به یکدیگر منتقل</text:p>
      <text:p text:style-name="P1">و تمامی مستندات فنی و علمی مربوط به دارایی‌های فکری را تهیه و به‌روزرس‌انی نمایند به نحوی که هیچ</text:p>
      <text:p text:style-name="P1">دانش فنی یا دستاوردی از طرف دیگر مخفی نماند.</text:p>
      <text:p text:style-name="P1"/>
      <text:p text:style-name="P1">ب) تهیه گزارش‌های دوره‌ای در خصوص پیشرفت‌ها و دستاوردهای فکری مطابق با برنامه زمان‌بندی تعیین‌شده</text:p>
      <text:p text:style-name="P1"/>
      <text:p text:style-name="P1">توسط کمیته راهبری مشترک الزامی خواهد بود.</text:p>
      <text:p text:style-name="P1"/>
      <text:p text:style-name="P1">32</text:p>
      <text:p text:style-name="P1"/>
      <text:p text:style-name="P1">حل اختلافات مربوط به دارابی‌های فکری</text:p>
      <text:p text:style-name="P1"><text:soft-page-break/>در صورت بروز اختلاف در خصوص تفسیر بهره‌برداری يا مالکیت دارایی‌های فکری» موضوع از طریق مذاکرات</text:p>
      <text:p text:style-name="P1">مستقیم حل و در صورت عدم توافق, به شیوه مذکور در بخش ‎٩‏ این قرارداد و بر اساس روبه‌های حل اختلاف</text:p>
      <text:p text:style-name="P1">مندرج در اين قرارداد پیگیری خواهد شد.</text:p>
      <text:p text:style-name="P1"/>
      <text:p text:style-name="P1">بخش : حل اختلاف و داوری</text:p>
      <text:p text:style-name="P1"/>
      <text:p text:style-name="P1">فرآیند مذاکره و حل اختلاف:</text:p>
      <text:p text:style-name="P1"/>
      <text:p text:style-name="P1">در صورت بروز هرگونه اختلاف در تفسیر یا اجرای مفاد قرارداد. طرفین موظف‌اند ابتدا از طریق مذاکره و جلسات مشترک</text:p>
      <text:p text:style-name="P1">به توافق بر سند. در این مرحله. تلاش برای حل اختلاف به صورت دو ستانه و با بهره‌گیری از نظرات کار شنا سان صورت</text:p>
      <text:p text:style-name="P1">می‌گیرد.</text:p>
      <text:p text:style-name="P1"/>
      <text:p text:style-name="P1">داوری و مراجعه به مراجع قانونی:</text:p>
      <text:p text:style-name="P1"/>
      <text:p text:style-name="P1">در صورت عدم حصول توافق از طریق مذاکره. طرفین اداره کل حقوقی دانشگاه آزاد اسلامی استان اصفهان را بعنوان مقام</text:p>
      <text:p text:style-name="P1">ناصب داور مرضی الطرفین تعیین نمودند که رأی داور مرضی الطرفین نسبت به آنها قاطع و لازم الاجرا می باشد. در</text:p>
      <text:p text:style-name="P1">صورت عدم حل اختلاف از طریق داوری. مو ضوع به مراجع ق ضایی صالح ارجاع کلان داده خواهد شد. تمامی رویه‌های</text:p>
      <text:p text:style-name="P1">داوری و حل اختلاف طبق قوانین جاری جمهوری اسلامی ایران و مقررات مربوط به داوری تجاری تعیین می‌گردد.</text:p>
      <text:p text:style-name="P1"/>
      <text:p text:style-name="P1">جبران خسارات ناشی از اختلافات غیر کارشناسی با عوامل بیرونی:</text:p>
      <text:p text:style-name="P1"/>
      <text:p text:style-name="P1">در صورتی که اختلافی در تفسیر يا اجرای مفاد این قرارداد. ناشی از عوامل بیرونی غیرقابل پیش‌بینی یا شرایطی غیر از</text:p>
      <text:p text:style-name="P1">اختلافات فنی و کارشناسی. منجر به زیان یا خسارات در هر ابعاد به هر یک از طرفین گردد. طرف مقابل ( طرف مقصر)</text:p>
      <text:p text:style-name="P1">ملزم به جبران کلیه خسارات وارده (شامل خسارات مستقیم. غیرم ستقیم. هزینه‌های حقوقی و سایر زیان‌های ناشی از</text:p>
      <text:p text:style-name="P1">آن) به صورت کامل و بدون قید و شرط و منوط به تایید آن از سوی داور مر ضی الطرفین خواهد بود. اين تعهد در کنار</text:p>
      <text:p text:style-name="P1">فرآیندهای مذاکره. داوری و مراجعه به مراجع قضایی به‌عنوان راهکار نهایی جهت رفع اختلافات اجرایی شده و طرفین</text:p>
      <text:p text:style-name="P1">متعهد می‌شوند تا در تمامی شرایط. به جبران خسارات وارده پایبند باشند.</text:p>
      <text:p text:style-name="P1"/>
      <text:p text:style-name="P1">: شرایط فورس ماژور</text:p>
      <text:p text:style-name="P1"/>
      <text:p text:style-name="P1">تعربف فورس ماژور:</text:p>
      <text:p text:style-name="P1">رویکلان دادهایی که خارج از کنترل طرفین بوده و شامل حوادث طبیعی. جنگ. اغتشاشات. محدودیت‌های دولتی.</text:p>
      <text:p text:style-name="P1"/>
      <text:p text:style-name="P1">حوادث سراسری يا سایر شرایط اضطراری می‌شوند. به‌عنوان فورس ماژور شناخته می‌شوند.</text:p>
      <text:p text:style-name="P1"/>
      <text:p text:style-name="P1">33</text:p>
      <text:p text:style-name="P1"/>
      <text:p text:style-name="P1">رویه‌های برخورد:</text:p>
      <text:p text:style-name="P1">در صورت وقوع رویداد فورس ماژور. طرف متأثر موظف است فورا مو ضوع را به صورت کتبی به طرف مقابل اعلام نماید و</text:p>
      <text:p text:style-name="P1">در حد امکان. اقدامات لازم جهت کاهش خسارات را اتخاذ کند. تأخیر در اجرای تعهدات ناشی از این شرایط. معاف از</text:p>
      <text:p text:style-name="P1"/>
      <text:p text:style-name="P1">م سئولیت تلقی شده و در صورت ادامه و ضعیت به مدت بیش از مدت معین (۶۰ روز)؛ طرف مقابل حق فسخ قرارداد را</text:p>
      <text:p text:style-name="P1"/>
      <text:p text:style-name="P1">بدون هیچ جبران خسارتی خواهد داشت.</text:p>
      <text:p text:style-name="P1"/>
      <text:p text:style-name="P1">امکان خارج‌سازی تجهیزات توسط شرکت در شرایط فورس ماژور</text:p>
      <text:p text:style-name="P1">با توجه به دارایی‌های شرکت و جهت حفظ منافع فنی و اقتصادی, در صورت وقوع شرایط فورس ماژور <text:soft-page-break/>و تایید اين</text:p>
      <text:p text:style-name="P1"/>
      <text:p text:style-name="P1">.موضوع توسط ناظر دانشگاه و احراز تحقق این شرایط از سوی داور مرضی الطرفین و به شرطی که در ماموریت مرکز خلل</text:p>
      <text:p text:style-name="P1"/>
      <text:p text:style-name="P1">ایجاد نکند و قطعه مذکور مربوط به ذخیره سازی کلان داده نباشد. شرکت مجاز است با أخذ مجوز از دانشگاه, تجهیزات</text:p>
      <text:p text:style-name="P1">خود را بطور موقت از محل نصب خارج کند و تا پایان وضعیت اضطراری از آسیب‌های احتمالی جلوگیری نماید. این اقدام</text:p>
      <text:p text:style-name="P1">به‌منزله تأخیر یا عدم اجرای تعهدات فنی شرکت تلقی نخواهد شد و پس از بازگشت شرایط به و ضعیت مطلوب و عادی</text:p>
      <text:p text:style-name="P1">که تشخیص آن بر عهده نظر کمیته مشترک راهبردی است. شرکت موظف است تجهیزات خارج‌شده را به‌صورت کامل و</text:p>
      <text:p text:style-name="P1">ظرف ۴۸ ساعت با آَخذ رسید کتبی بازگرداند. دانشگاه نیز ملزم به همکاری و تسهیل فرایند خارج‌سازی و بازگردانی</text:p>
      <text:p text:style-name="P1"/>
      <text:p text:style-name="P1">تجهیزات شرکت در این شرایط می‌باشد.</text:p>
      <text:p text:style-name="P1"/>
      <text:p text:style-name="P1">: پیوست‌ها و مستندات فنی</text:p>
      <text:p text:style-name="P1"/>
      <text:p text:style-name="P1">فهرست پیوست‌ها:</text:p>
      <text:p text:style-name="P1"/>
      <text:p text:style-name="P1">تمامی اسناد. جداول, نمودارها. نقشه‌هاء برنامه‌های زمان‌بندی و سایر مستندات فنی و اجرایی که در راستای اجرای پروژه</text:p>
      <text:p text:style-name="P1">تهیه و مورد توافق قرار گرفته و به امضای طرفین برسد. به‌عنوان پیوست‌های این قرارداد به شمار می‌آیند.</text:p>
      <text:p text:style-name="P1"/>
      <text:p text:style-name="P1">تعیین و به‌روزرسانی:</text:p>
      <text:p text:style-name="P1"/>
      <text:p text:style-name="P1">پیو ست‌های مذکور در صورت نیاز به تغییر یا به‌روزر سانی. در جاسات مشترک و با تأیید کتبی طرفین مورد تجدید نظر</text:p>
      <text:p text:style-name="P1"/>
      <text:p text:style-name="P1">قرار خواهند گرفت و جزئیات اصلاحات در ضمایم قرارداد مستندسازی می‌شود.</text:p>
      <text:p text:style-name="P1"/>
      <text:p text:style-name="P1">34</text:p>
      <text:p text:style-name="P1"/>
      <text:p text:style-name="P1">بخش ۱۲: امضا و تأیید نهایی</text:p>
      <text:p text:style-name="P1"/>
      <text:p text:style-name="P1">۰ امضای قرارداد؛</text:p>
      <text:p text:style-name="P1">این قرارداد در دو نسخه تنظیم شده که هر نسخه دارای اعتبار یکسان بوده و پس از مطالعه و تأیید نمایندگان مجاز</text:p>
      <text:p text:style-name="P1">دانشگاه و شرکت به امضا خواهد رسید.</text:p>
      <text:p text:style-name="P1"/>
      <text:p text:style-name="P1">۰ _تأیید نهایی و اجرایی شدن:</text:p>
      <text:p text:style-name="P1">پس از امضای قرارداد. تمامی مفاد آن برای هر دو طرف الزام‌آور و اجرایی تلقی شسده و عدم رعایت هر یک از بندهای</text:p>
      <text:p text:style-name="P1">مذکور می‌تواند منجر به پیگیری‌های حقوقی و اعمال جریمه‌های تعیین‌شده گردد.</text:p>
      <text:p text:style-name="P1"/>
      <text:p text:style-name="P1">دکتر پیام نجفی مهندس رضا صفری</text:p>
      <text:p text:style-name="P1"/>
      <text:p text:style-name="P1">رئیس دانشگاه آزاد اسلامی اصفهان (خوراسگان) مدیرعامل شرکت فنی مهندسی ره‌پویان اصفهان</text:p>
      <text:p text:style-name="P1"/>
      <text:p text:style-name="P1">35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6T17:09:49.116252456</dc:date>
    <meta:editing-duration>PT20S</meta:editing-duration>
    <meta:editing-cycles>1</meta:editing-cycles>
    <meta:document-statistic meta:table-count="0" meta:image-count="0" meta:object-count="0" meta:page-count="27" meta:paragraph-count="927" meta:word-count="11306" meta:character-count="59861" meta:non-whitespace-character-count="49551"/>
    <meta:generator>LibreOffice/24.2.7.2$Linux_X86_64 LibreOffice_project/420$Build-2</meta:generator>
  </office:meta>
</office:document-meta>
</file>